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Helvetica" svg:font-family="Helvetica, Arial, freesans, sans-serif"/>
    <style:font-face style:name="JetBrains Mono1" svg:font-family="'JetBrains Mono', Consolas, 'Liberation Mono', Menlo, Courier,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ato Medium" svg:font-family="'Lato Medium'" style:font-pitch="variable"/>
    <style:font-face style:name="FreeSerif" svg:font-family="FreeSerif"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font-variant="small-caps" officeooo:rsid="00563211" officeooo:paragraph-rsid="00563211"/>
    </style:style>
    <style:style style:name="P2" style:family="paragraph" style:parent-style-name="Footer">
      <style:text-properties fo:font-variant="small-caps" officeooo:rsid="00563211" officeooo:paragraph-rsid="00563211"/>
    </style:style>
    <style:style style:name="P3" style:family="paragraph" style:parent-style-name="Footer">
      <style:text-properties officeooo:rsid="00563211" officeooo:paragraph-rsid="00563211"/>
    </style:style>
    <style:style style:name="P4" style:family="paragraph" style:parent-style-name="Text_20_body">
      <style:paragraph-properties fo:margin-top="0.053cm" fo:margin-bottom="0.053cm" loext:contextual-spacing="false" fo:text-align="start" style:justify-single-word="false" fo:orphans="2" fo:widows="2"/>
      <style:text-properties officeooo:paragraph-rsid="0052f5ae"/>
    </style:style>
    <style:style style:name="P5" style:family="paragraph" style:parent-style-name="Contents_20_1">
      <style:paragraph-properties>
        <style:tab-stops>
          <style:tab-stop style:position="18.389cm" style:type="right" style:leader-style="dotted" style:leader-text="."/>
        </style:tab-stops>
      </style:paragraph-properties>
    </style:style>
    <style:style style:name="P6" style:family="paragraph" style:parent-style-name="Contents_20_2">
      <style:paragraph-properties>
        <style:tab-stops>
          <style:tab-stop style:position="18.389cm" style:type="right" style:leader-style="dotted" style:leader-text="."/>
        </style:tab-stops>
      </style:paragraph-properties>
    </style:style>
    <style:style style:name="P7" style:family="paragraph" style:parent-style-name="Contents_20_3">
      <style:paragraph-properties>
        <style:tab-stops>
          <style:tab-stop style:position="18.389cm" style:type="right" style:leader-style="dotted" style:leader-text="."/>
        </style:tab-stops>
      </style:paragraph-properties>
    </style:style>
    <style:style style:name="P8" style:family="paragraph" style:parent-style-name="Contents_20_Heading">
      <style:paragraph-properties>
        <style:tab-stops>
          <style:tab-stop style:position="18.389cm" style:type="right" style:leader-style="dotted" style:leader-text="."/>
        </style:tab-stops>
      </style:paragraph-properties>
    </style:style>
    <style:style style:name="P9" style:family="paragraph" style:parent-style-name="Contents_20_Heading">
      <style:paragraph-properties fo:break-before="page"/>
    </style:style>
    <style:style style:name="P10" style:family="paragraph" style:parent-style-name="Heading_20_1">
      <style:paragraph-properties fo:text-align="center" style:justify-single-word="false" fo:break-before="page"/>
      <style:text-properties fo:font-variant="small-caps" officeooo:rsid="00563211" officeooo:paragraph-rsid="00563211"/>
    </style:style>
    <style:style style:name="P11" style:family="paragraph" style:parent-style-name="Heading_20_1">
      <style:paragraph-properties fo:text-align="center" style:justify-single-word="false" fo:break-before="page"/>
      <style:text-properties fo:font-variant="small-caps"/>
    </style:style>
    <style:style style:name="P12" style:family="paragraph" style:parent-style-name="Heading_20_1">
      <style:paragraph-properties>
        <style:tab-stops>
          <style:tab-stop style:position="18.389cm" style:type="right" style:leader-style="dotted" style:leader-text="."/>
        </style:tab-stops>
      </style:paragraph-properties>
    </style:style>
    <style:style style:name="P13" style:family="paragraph" style:parent-style-name="Heading_20_1">
      <style:text-properties fo:font-variant="small-caps"/>
    </style:style>
    <style:style style:name="P14" style:family="paragraph" style:parent-style-name="Heading_20_1">
      <style:paragraph-properties fo:text-align="center" style:justify-single-word="false"/>
      <style:text-properties fo:font-variant="small-caps" officeooo:paragraph-rsid="006f7476"/>
    </style:style>
    <style:style style:name="P15" style:family="paragraph" style:parent-style-name="Heading_20_1">
      <style:text-properties fo:font-variant="small-caps" style:font-name="Liberation Serif" fo:font-size="24pt" fo:font-weight="bold" officeooo:rsid="0073d4e9" officeooo:paragraph-rsid="0073d4e9" style:font-name-asian="Noto Serif CJK SC" style:font-size-asian="24pt" style:font-weight-asian="bold" style:font-name-complex="Lohit Devanagari" style:font-size-complex="24pt" style:font-weight-complex="bold"/>
    </style:style>
    <style:style style:name="P16" style:family="paragraph" style:parent-style-name="Heading_20_1">
      <style:paragraph-properties fo:text-align="center" style:justify-single-word="false"/>
      <style:text-properties fo:font-variant="small-caps" officeooo:rsid="00563211" officeooo:paragraph-rsid="006da8db"/>
    </style:style>
    <style:style style:name="P17" style:family="paragraph" style:parent-style-name="Heading_20_2">
      <style:paragraph-properties fo:text-align="start" style:justify-single-word="false"/>
      <style:text-properties fo:font-variant="normal" fo:text-transform="none" fo:color="#000000" style:font-name="Liberation Serif" fo:font-size="18pt" fo:letter-spacing="normal" fo:font-style="normal" fo:font-weight="bold" officeooo:rsid="003c473f" officeooo:paragraph-rsid="0066e1e6" style:font-name-asian="Noto Serif CJK SC" style:font-size-asian="18pt" style:font-weight-asian="bold" style:font-name-complex="Lohit Devanagari" style:font-size-complex="18pt" style:font-weight-complex="bold"/>
    </style:style>
    <style:style style:name="P18" style:family="paragraph" style:parent-style-name="Heading_20_2">
      <style:text-properties fo:color="#333333" fo:font-style="normal" style:text-underline-style="solid" style:text-underline-width="auto" style:text-underline-color="font-color" style:font-style-asian="normal" style:font-style-complex="normal"/>
    </style:style>
    <style:style style:name="P19" style:family="paragraph" style:parent-style-name="Heading_20_2">
      <style:text-properties fo:color="#333333" fo:font-style="normal" style:text-underline-style="solid" style:text-underline-width="auto" style:text-underline-color="font-color" officeooo:paragraph-rsid="0033fe0b" style:font-style-asian="normal" style:font-style-complex="normal"/>
    </style:style>
    <style:style style:name="P20" style:family="paragraph" style:parent-style-name="Heading_20_2">
      <style:text-properties fo:color="#333333" fo:font-size="18pt" fo:font-style="normal" style:text-underline-style="solid" style:text-underline-width="auto" style:text-underline-color="font-color" style:font-size-asian="18pt" style:font-style-asian="normal" style:font-size-complex="18pt" style:font-style-complex="normal"/>
    </style:style>
    <style:style style:name="P21" style:family="paragraph" style:parent-style-name="Heading_20_2">
      <style:text-properties officeooo:paragraph-rsid="0066e1e6"/>
    </style:style>
    <style:style style:name="P22" style:family="paragraph" style:parent-style-name="Heading_20_2">
      <style:paragraph-properties>
        <style:tab-stops>
          <style:tab-stop style:position="18.389cm" style:type="right" style:leader-style="dotted" style:leader-text="."/>
        </style:tab-stops>
      </style:paragraph-properties>
    </style:style>
    <style:style style:name="P23" style:family="paragraph" style:parent-style-name="Heading_20_3">
      <style:paragraph-properties>
        <style:tab-stops>
          <style:tab-stop style:position="18.389cm" style:type="right" style:leader-style="dotted" style:leader-text="."/>
        </style:tab-stops>
      </style:paragraph-properties>
    </style:style>
    <style:style style:name="P24" style:family="paragraph" style:parent-style-name="Horizontal_20_Line">
      <style:text-properties officeooo:paragraph-rsid="0066e1e6"/>
    </style:style>
    <style:style style:name="P25" style:family="paragraph" style:parent-style-name="Horizontal_20_Line">
      <style:text-properties officeooo:rsid="00563211" officeooo:paragraph-rsid="006da8db"/>
    </style:style>
    <style:style style:name="P26" style:family="paragraph" style:parent-style-name="Horizontal_20_Line">
      <style:text-properties officeooo:rsid="00563211" officeooo:paragraph-rsid="006f7476"/>
    </style:style>
    <style:style style:name="P27" style:family="paragraph" style:parent-style-name="Standard" style:list-style-name="L1">
      <style:paragraph-properties fo:text-align="start" style:justify-single-word="false"/>
      <style:text-properties fo:color="#999999" fo:font-size="12pt" fo:font-style="italic" fo:font-weight="bold" officeooo:rsid="002072a8" officeooo:paragraph-rsid="0043f533" style:font-size-asian="10.5pt" style:font-style-asian="italic" style:font-weight-asian="bold" style:font-size-complex="12pt" style:font-style-complex="italic" style:font-weight-complex="bold"/>
    </style:style>
    <style:style style:name="P28" style:family="paragraph" style:parent-style-name="Standard" style:list-style-name="L1">
      <style:paragraph-properties fo:text-align="start" style:justify-single-word="false"/>
      <style:text-properties fo:color="#999999" fo:font-size="12pt" fo:font-style="italic" fo:font-weight="bold" officeooo:rsid="002072a8" officeooo:paragraph-rsid="004409e4" style:font-size-asian="10.5pt" style:font-style-asian="italic" style:font-weight-asian="bold" style:font-size-complex="12pt" style:font-style-complex="italic" style:font-weight-complex="bold"/>
    </style:style>
    <style:style style:name="P29" style:family="paragraph" style:parent-style-name="Standard">
      <style:paragraph-properties fo:text-align="start" style:justify-single-word="false"/>
      <style:text-properties fo:color="#999999" fo:font-size="12pt" fo:font-style="italic" fo:font-weight="bold" officeooo:rsid="002072a8" officeooo:paragraph-rsid="002072a8" style:font-size-asian="10.5pt" style:font-style-asian="italic" style:font-weight-asian="bold" style:font-size-complex="12pt" style:font-style-complex="italic" style:font-weight-complex="bold"/>
    </style:style>
    <style:style style:name="P30" style:family="paragraph" style:parent-style-name="Standard">
      <style:paragraph-properties fo:text-align="start" style:justify-single-word="false"/>
      <style:text-properties fo:color="#999999" fo:font-size="12pt" fo:font-style="italic" style:text-underline-style="none" fo:font-weight="bold" officeooo:rsid="002072a8" officeooo:paragraph-rsid="002072a8" style:font-size-asian="10.5pt" style:font-style-asian="italic" style:font-weight-asian="bold" style:font-size-complex="12pt" style:font-style-complex="italic" style:font-weight-complex="bold"/>
    </style:style>
    <style:style style:name="P31" style:family="paragraph" style:parent-style-name="Standard">
      <style:paragraph-properties fo:text-align="start" style:justify-single-word="false"/>
      <style:text-properties fo:color="#999999" style:font-name="FreeSerif" fo:font-size="12pt" fo:font-style="italic" style:text-underline-style="none" fo:font-weight="bold" officeooo:rsid="002072a8" officeooo:paragraph-rsid="002072a8" style:font-size-asian="10.5pt" style:font-style-asian="italic" style:font-weight-asian="bold" style:font-size-complex="12pt" style:font-style-complex="italic" style:font-weight-complex="bold"/>
    </style:style>
    <style:style style:name="P32" style:family="paragraph" style:parent-style-name="Standard" style:list-style-name="L1">
      <style:paragraph-properties fo:text-align="start" style:justify-single-word="false"/>
      <style:text-properties officeooo:paragraph-rsid="0043f533"/>
    </style:style>
    <style:style style:name="P33" style:family="paragraph" style:parent-style-name="Standard" style:list-style-name="L1">
      <style:paragraph-properties fo:text-align="start" style:justify-single-word="false"/>
      <style:text-properties officeooo:paragraph-rsid="004585e8"/>
    </style:style>
    <style:style style:name="P34" style:family="paragraph" style:parent-style-name="Standard" style:list-style-name="L1">
      <style:paragraph-properties fo:text-align="start" style:justify-single-word="false"/>
      <style:text-properties officeooo:paragraph-rsid="005a8ad2"/>
    </style:style>
    <style:style style:name="P35" style:family="paragraph" style:parent-style-name="Standard" style:list-style-name="L1">
      <style:paragraph-properties fo:text-align="start" style:justify-single-word="false"/>
      <style:text-properties officeooo:paragraph-rsid="004beef8"/>
    </style:style>
    <style:style style:name="P36" style:family="paragraph" style:parent-style-name="Standard" style:list-style-name="L1">
      <style:paragraph-properties fo:text-align="start" style:justify-single-word="false"/>
      <style:text-properties officeooo:paragraph-rsid="004c9fc2"/>
    </style:style>
    <style:style style:name="P37" style:family="paragraph" style:parent-style-name="Standard" style:list-style-name="L1">
      <style:paragraph-properties fo:text-align="start" style:justify-single-word="false"/>
      <style:text-properties officeooo:paragraph-rsid="0047c01b"/>
    </style:style>
    <style:style style:name="P38" style:family="paragraph" style:parent-style-name="Standard">
      <style:paragraph-properties fo:text-align="start" style:justify-single-word="false"/>
      <style:text-properties officeooo:paragraph-rsid="004057f4"/>
    </style:style>
    <style:style style:name="P39" style:family="paragraph" style:parent-style-name="Standard" style:list-style-name="L1">
      <style:paragraph-properties fo:text-align="start" style:justify-single-word="false"/>
      <style:text-properties fo:font-size="12pt" fo:font-weight="normal" officeooo:rsid="004585e8" officeooo:paragraph-rsid="004585e8" style:font-size-asian="10.5pt" style:font-weight-asian="normal" style:font-size-complex="12pt" style:font-weight-complex="normal"/>
    </style:style>
    <style:style style:name="P40" style:family="paragraph" style:parent-style-name="Standard" style:list-style-name="L1">
      <style:paragraph-properties fo:text-align="start" style:justify-single-word="false"/>
      <style:text-properties fo:font-size="12pt" officeooo:rsid="002072a8" officeooo:paragraph-rsid="0043f533" style:font-size-asian="10.5pt" style:font-size-complex="12pt"/>
    </style:style>
    <style:style style:name="P41" style:family="paragraph" style:parent-style-name="Standard">
      <style:paragraph-properties fo:text-align="start" style:justify-single-word="false"/>
      <style:text-properties fo:font-size="12pt" officeooo:rsid="002072a8" officeooo:paragraph-rsid="002072a8" style:font-size-asian="10.5pt" style:font-size-complex="12pt"/>
    </style:style>
    <style:style style:name="P42" style:family="paragraph" style:parent-style-name="Standard">
      <style:paragraph-properties fo:text-align="start" style:justify-single-word="false"/>
      <style:text-properties fo:font-size="12pt" officeooo:rsid="002072a8" officeooo:paragraph-rsid="004c9fc2" style:font-size-asian="10.5pt" style:font-size-complex="12pt"/>
    </style:style>
    <style:style style:name="P43" style:family="paragraph" style:parent-style-name="Standard" style:list-style-name="L1">
      <style:paragraph-properties fo:text-align="start" style:justify-single-word="false"/>
      <style:text-properties fo:color="#cc7832" style:font-name="JetBrains Mono" fo:font-size="10pt" fo:font-style="normal" fo:font-weight="normal" officeooo:paragraph-rsid="004585e8" style:font-size-asian="10pt" style:font-style-asian="normal" style:font-weight-asian="normal"/>
    </style:style>
    <style:style style:name="P44" style:family="paragraph" style:parent-style-name="Standard" style:list-style-name="L1">
      <style:paragraph-properties fo:text-align="start" style:justify-single-word="false"/>
      <style:text-properties fo:font-variant="normal" fo:text-transform="none" fo:color="#999999" style:font-name="Liberation Serif" fo:font-size="12pt" fo:letter-spacing="normal" fo:font-style="italic" fo:font-weight="bold" officeooo:rsid="002072a8" officeooo:paragraph-rsid="0043f533" style:font-size-asian="10.5pt" style:font-style-asian="italic" style:font-weight-asian="bold" style:font-size-complex="12pt" style:font-style-complex="italic" style:font-weight-complex="bold"/>
    </style:style>
    <style:style style:name="P45" style:family="paragraph" style:parent-style-name="Standard" style:list-style-name="L1">
      <style:paragraph-properties fo:text-align="start" style:justify-single-word="false"/>
      <style:text-properties fo:font-variant="normal" fo:text-transform="none" fo:color="#999999" style:font-name="Liberation Serif" fo:font-size="12pt" fo:letter-spacing="normal" fo:font-style="italic" fo:font-weight="bold" officeooo:rsid="002072a8" officeooo:paragraph-rsid="005a8ad2" style:font-size-asian="10.5pt" style:font-style-asian="italic" style:font-weight-asian="bold" style:font-size-complex="12pt" style:font-style-complex="italic" style:font-weight-complex="bold"/>
    </style:style>
    <style:style style:name="P46" style:family="paragraph" style:parent-style-name="Standard" style:list-style-name="L1">
      <style:paragraph-properties fo:text-align="start" style:justify-single-word="false"/>
      <style:text-properties fo:font-variant="normal" fo:text-transform="none" fo:color="#000000" style:font-name="Droid Sans Mono" fo:font-size="10.5pt" fo:letter-spacing="normal" fo:font-style="italic" fo:font-weight="normal" officeooo:rsid="002072a8" officeooo:paragraph-rsid="0043f533" fo:background-color="transparent" style:font-size-asian="10.5pt" style:font-style-asian="italic" style:font-weight-asian="bold" style:font-size-complex="12pt" style:font-style-complex="italic" style:font-weight-complex="bold"/>
    </style:style>
    <style:style style:name="P47" style:family="paragraph" style:parent-style-name="Standard" style:list-style-name="L1">
      <style:paragraph-properties fo:text-align="start" style:justify-single-word="false"/>
      <style:text-properties fo:font-variant="normal" fo:text-transform="none" fo:color="#000000" style:font-name="Liberation Serif" fo:font-size="12pt" fo:letter-spacing="normal" fo:font-style="italic" fo:font-weight="bold" officeooo:rsid="002072a8" officeooo:paragraph-rsid="0047c01b" fo:background-color="transparent" style:font-size-asian="10.5pt" style:font-style-asian="italic" style:font-weight-asian="bold" style:font-size-complex="12pt" style:font-style-complex="italic" style:font-weight-complex="bold"/>
    </style:style>
    <style:style style:name="P48" style:family="paragraph" style:parent-style-name="Standard">
      <style:paragraph-properties fo:text-align="start" style:justify-single-word="false"/>
      <style:text-properties fo:font-variant="normal" fo:text-transform="none" fo:color="#000000" style:font-name="Liberation Serif" fo:font-size="12pt" fo:letter-spacing="normal" fo:font-style="italic" fo:font-weight="normal" officeooo:rsid="0033478f" officeooo:paragraph-rsid="0043f533" fo:background-color="transparent" style:font-size-asian="12pt" style:font-style-asian="italic" style:font-weight-asian="bold" style:font-size-complex="12pt" style:font-style-complex="italic" style:font-weight-complex="bold"/>
    </style:style>
    <style:style style:name="P4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3c473f" officeooo:paragraph-rsid="003c473f" style:font-size-asian="10.5pt" style:font-size-complex="12pt"/>
    </style:style>
    <style:style style:name="P50" style:family="paragraph" style:parent-style-name="Standard" style:list-style-name="L1">
      <style:paragraph-properties fo:text-align="start" style:justify-single-word="false"/>
      <style:text-properties fo:color="#000000" style:font-name="Droid Sans Mono" fo:font-size="10.5pt" fo:font-weight="normal" officeooo:paragraph-rsid="0043f533" fo:background-color="transparent"/>
    </style:style>
    <style:style style:name="P51" style:family="paragraph" style:parent-style-name="Standard">
      <style:paragraph-properties fo:text-align="start" style:justify-single-word="false"/>
      <style:text-properties fo:color="#000000" fo:font-size="12pt" officeooo:rsid="002072a8" officeooo:paragraph-rsid="002072a8" style:font-size-asian="10.5pt" style:font-size-complex="12pt"/>
    </style:style>
    <style:style style:name="P52" style:family="paragraph" style:parent-style-name="Standard">
      <style:paragraph-properties fo:text-align="start" style:justify-single-word="false"/>
      <style:text-properties fo:color="#000000" fo:font-size="12pt" officeooo:rsid="002072a8" officeooo:paragraph-rsid="004057f4" style:font-size-asian="10.5pt" style:font-size-complex="12pt"/>
    </style:style>
    <style:style style:name="P53" style:family="paragraph" style:parent-style-name="Standard">
      <style:paragraph-properties fo:text-align="start" style:justify-single-word="false"/>
      <style:text-properties fo:color="#000000" fo:font-size="12pt" officeooo:rsid="002072a8" officeooo:paragraph-rsid="0023cf14" style:font-size-asian="10.5pt" style:font-size-complex="12pt"/>
    </style:style>
    <style:style style:name="P54" style:family="paragraph" style:parent-style-name="Standard">
      <style:paragraph-properties fo:text-align="start" style:justify-single-word="false"/>
      <style:text-properties fo:color="#000000" fo:font-size="12pt" officeooo:rsid="002072a8" officeooo:paragraph-rsid="0043174f" style:font-size-asian="10.5pt" style:font-size-complex="12pt"/>
    </style:style>
    <style:style style:name="P55" style:family="paragraph" style:parent-style-name="Standard">
      <style:paragraph-properties fo:text-align="start" style:justify-single-word="false"/>
      <style:text-properties fo:color="#000000" fo:font-size="12pt" officeooo:rsid="002072a8" officeooo:paragraph-rsid="0033fe0b" style:font-size-asian="10.5pt" style:font-size-complex="12pt"/>
    </style:style>
    <style:style style:name="P56" style:family="paragraph" style:parent-style-name="Standard">
      <style:paragraph-properties fo:text-align="start" style:justify-single-word="false"/>
      <style:text-properties fo:color="#000000" fo:font-size="12pt" officeooo:rsid="004057f4" officeooo:paragraph-rsid="004057f4" style:font-size-asian="10.5pt" style:font-size-complex="12pt"/>
    </style:style>
    <style:style style:name="P57" style:family="paragraph" style:parent-style-name="Standard">
      <style:paragraph-properties fo:text-align="start" style:justify-single-word="false"/>
      <style:text-properties fo:color="#000000" fo:font-size="12pt" fo:font-style="italic" fo:font-weight="bold" officeooo:rsid="002072a8" officeooo:paragraph-rsid="002072a8" style:font-size-asian="10.5pt" style:font-style-asian="italic" style:font-weight-asian="bold" style:font-size-complex="12pt" style:font-style-complex="italic" style:font-weight-complex="bold"/>
    </style:style>
    <style:style style:name="P58" style:family="paragraph" style:parent-style-name="Standard">
      <style:paragraph-properties fo:text-align="start" style:justify-single-word="false"/>
      <style:text-properties fo:color="#000000" fo:font-size="12pt" style:text-underline-style="solid" style:text-underline-width="auto" style:text-underline-color="font-color" fo:font-weight="bold" officeooo:rsid="002072a8" officeooo:paragraph-rsid="002072a8" style:font-size-asian="10.5pt" style:font-weight-asian="bold" style:font-size-complex="12pt" style:font-weight-complex="bold"/>
    </style:style>
    <style:style style:name="P59" style:family="paragraph" style:parent-style-name="Standard" style:list-style-name="L2"/>
    <style:style style:name="P60" style:family="paragraph" style:parent-style-name="Standard">
      <style:paragraph-properties fo:text-align="start" style:justify-single-word="false"/>
      <style:text-properties fo:color="#355269" fo:font-size="9pt" fo:font-style="italic" fo:font-weight="bold" officeooo:rsid="002b40fb" officeooo:paragraph-rsid="002b40fb" style:font-size-asian="7.84999990463257pt" style:font-style-asian="italic" style:font-weight-asian="bold" style:font-size-complex="9pt" style:font-style-complex="italic" style:font-weight-complex="bold"/>
    </style:style>
    <style:style style:name="P61" style:family="paragraph" style:parent-style-name="Standard">
      <style:paragraph-properties fo:text-align="center" style:justify-single-word="false"/>
      <style:text-properties fo:font-size="22pt" officeooo:rsid="001e2679" officeooo:paragraph-rsid="001e2679" style:font-size-asian="22pt" style:font-size-complex="22pt"/>
    </style:style>
    <style:style style:name="P62" style:family="paragraph" style:parent-style-name="Standard">
      <style:paragraph-properties fo:text-align="center" style:justify-single-word="false"/>
    </style:style>
    <style:style style:name="P63" style:family="paragraph" style:parent-style-name="Standard">
      <style:paragraph-properties>
        <style:tab-stops>
          <style:tab-stop style:position="18.389cm" style:type="right" style:leader-style="dotted" style:leader-text="."/>
        </style:tab-stops>
      </style:paragraph-properties>
    </style:style>
    <style:style style:name="P64" style:family="paragraph" style:parent-style-name="Standard">
      <style:paragraph-properties fo:margin-left="1.251cm" fo:margin-right="0cm" fo:text-align="start" style:justify-single-word="false" fo:text-indent="0cm" style:auto-text-indent="false"/>
      <style:text-properties fo:color="#000000" fo:font-size="12pt" officeooo:rsid="002072a8" officeooo:paragraph-rsid="002072a8" style:font-size-asian="10.5pt" style:font-size-complex="12pt"/>
    </style:style>
    <style:style style:name="P65" style:family="paragraph" style:parent-style-name="Standard">
      <style:paragraph-properties fo:margin-left="1.251cm" fo:margin-right="0cm" fo:text-align="start" style:justify-single-word="false" fo:text-indent="0cm" style:auto-text-indent="false"/>
      <style:text-properties fo:color="#666666" fo:font-size="12pt" fo:font-weight="bold" officeooo:rsid="002072a8" officeooo:paragraph-rsid="002072a8" style:font-size-asian="10.5pt" style:font-weight-asian="bold" style:font-size-complex="12pt" style:font-weight-complex="bold"/>
    </style:style>
    <style:style style:name="P66" style:family="paragraph" style:parent-style-name="Standard">
      <style:paragraph-properties fo:margin-left="0cm" fo:margin-right="0cm" fo:text-align="start" style:justify-single-word="false" fo:text-indent="0cm" style:auto-text-indent="false"/>
      <style:text-properties fo:font-size="12pt" officeooo:rsid="002072a8" officeooo:paragraph-rsid="0043f533" style:font-size-asian="10.5pt" style:font-size-complex="12pt"/>
    </style:style>
    <style:style style:name="P67" style:family="paragraph" style:parent-style-name="Standard">
      <style:paragraph-properties fo:margin-left="0cm" fo:margin-right="0cm" fo:text-align="start" style:justify-single-word="false" fo:text-indent="0cm" style:auto-text-indent="false"/>
      <style:text-properties fo:font-size="12pt" officeooo:rsid="002072a8" officeooo:paragraph-rsid="004409e4" style:font-size-asian="10.5pt" style:font-size-complex="12pt"/>
    </style:style>
    <style:style style:name="P68" style:family="paragraph" style:parent-style-name="Standard">
      <style:paragraph-properties fo:margin-left="0cm" fo:margin-right="0cm" fo:text-align="start" style:justify-single-word="false" fo:text-indent="0cm" style:auto-text-indent="false"/>
      <style:text-properties fo:color="#999999" fo:font-size="12pt" fo:font-style="italic" fo:font-weight="bold" officeooo:rsid="002072a8" officeooo:paragraph-rsid="0043f533" style:font-size-asian="10.5pt" style:font-style-asian="italic" style:font-weight-asian="bold" style:font-size-complex="12pt" style:font-style-complex="italic" style:font-weight-complex="bold"/>
    </style:style>
    <style:style style:name="P69" style:family="paragraph" style:parent-style-name="Standard">
      <style:paragraph-properties fo:margin-left="0cm" fo:margin-right="0cm" fo:text-align="start" style:justify-single-word="false" fo:text-indent="0cm" style:auto-text-indent="false"/>
      <style:text-properties fo:color="#999999" fo:font-size="12pt" fo:font-style="italic" style:text-underline-style="none" fo:font-weight="bold" officeooo:rsid="002072a8" officeooo:paragraph-rsid="004409e4" style:font-size-asian="10.5pt" style:font-style-asian="italic" style:font-weight-asian="bold" style:font-size-complex="12pt" style:font-style-complex="italic" style:font-weight-complex="bold"/>
    </style:style>
    <style:style style:name="P70" style:family="paragraph" style:parent-style-name="Standard">
      <style:paragraph-properties fo:margin-left="1.27cm" fo:margin-right="0cm" fo:text-align="start" style:justify-single-word="false" fo:text-indent="0cm" style:auto-text-indent="false"/>
      <style:text-properties fo:font-variant="normal" fo:text-transform="none" fo:color="#000000" style:font-name="Liberation Serif" fo:font-size="12pt" fo:letter-spacing="normal" fo:font-style="normal" fo:font-weight="normal" officeooo:rsid="003c473f" officeooo:paragraph-rsid="003c473f" style:font-size-asian="10.5pt" style:font-size-complex="12pt"/>
    </style:style>
    <style:style style:name="P71" style:family="paragraph" style:parent-style-name="Standard">
      <style:paragraph-properties fo:margin-left="1.27cm" fo:margin-right="0cm" fo:text-align="start" style:justify-single-word="false" fo:text-indent="0cm" style:auto-text-indent="false"/>
      <style:text-properties fo:font-variant="normal" fo:text-transform="none" fo:color="#999999" style:font-name="Liberation Serif" fo:font-size="12pt" fo:letter-spacing="normal" fo:font-style="italic" fo:font-weight="bold" officeooo:rsid="002072a8" officeooo:paragraph-rsid="0031bcc9" style:font-size-asian="10.5pt" style:font-style-asian="italic" style:font-weight-asian="bold" style:font-size-complex="12pt" style:font-style-complex="italic" style:font-weight-complex="bold"/>
    </style:style>
    <style:style style:name="P72" style:family="paragraph" style:parent-style-name="Standard">
      <style:paragraph-properties fo:margin-left="1.27cm" fo:margin-right="0cm" fo:text-align="start" style:justify-single-word="false" fo:text-indent="0cm" style:auto-text-indent="false"/>
      <style:text-properties fo:color="#999999" style:font-name="Liberation Serif" fo:font-size="12pt" fo:font-style="italic" fo:font-weight="bold" officeooo:rsid="002072a8" officeooo:paragraph-rsid="0031bcc9" style:font-size-asian="10.5pt" style:font-style-asian="italic" style:font-weight-asian="bold" style:font-size-complex="12pt" style:font-style-complex="italic" style:font-weight-complex="bold"/>
    </style:style>
    <style:style style:name="P73" style:family="paragraph" style:parent-style-name="Standard">
      <style:paragraph-properties fo:margin-left="1.27cm" fo:margin-right="0cm" fo:text-align="start" style:justify-single-word="false" fo:text-indent="0cm" style:auto-text-indent="false"/>
      <style:text-properties fo:color="#999999" fo:font-size="12pt" fo:font-style="italic" fo:font-weight="bold" officeooo:rsid="002072a8" officeooo:paragraph-rsid="0043f533" style:font-size-asian="10.5pt" style:font-style-asian="italic" style:font-weight-asian="bold" style:font-size-complex="12pt" style:font-style-complex="italic" style:font-weight-complex="bold"/>
    </style:style>
    <style:style style:name="P74" style:family="paragraph" style:parent-style-name="Standard">
      <style:paragraph-properties fo:text-align="center" style:justify-single-word="false" fo:break-before="page"/>
      <style:text-properties fo:font-size="22pt" officeooo:rsid="001e2679" officeooo:paragraph-rsid="001e2679" style:font-size-asian="22pt" style:font-size-complex="22pt"/>
    </style:style>
    <style:style style:name="P75" style:family="paragraph" style:parent-style-name="Subtitle">
      <style:paragraph-properties fo:text-align="start" style:justify-single-word="false"/>
      <style:text-properties style:text-underline-style="solid" style:text-underline-width="auto" style:text-underline-color="font-color"/>
    </style:style>
    <style:style style:name="P76" style:family="paragraph" style:parent-style-name="Subtitle">
      <style:paragraph-properties fo:text-align="start" style:justify-single-word="false"/>
      <style:text-properties officeooo:rsid="006bd0b0" officeooo:paragraph-rsid="006bd0b0"/>
    </style:style>
    <style:style style:name="P77" style:family="paragraph" style:parent-style-name="Text_20_body" style:list-style-name="L5">
      <style:text-properties officeooo:paragraph-rsid="005bd98e"/>
    </style:style>
    <style:style style:name="P78" style:family="paragraph" style:parent-style-name="Text_20_body" style:list-style-name="L5">
      <style:paragraph-properties fo:text-align="start" style:justify-single-word="false"/>
      <style:text-properties officeooo:paragraph-rsid="003c473f"/>
    </style:style>
    <style:style style:name="P79" style:family="paragraph" style:parent-style-name="Text_20_body">
      <style:paragraph-properties fo:text-align="start" style:justify-single-word="false"/>
      <style:text-properties officeooo:paragraph-rsid="006bd0b0"/>
    </style:style>
    <style:style style:name="P80" style:family="paragraph" style:parent-style-name="Text_20_body">
      <style:paragraph-properties fo:text-align="start" style:justify-single-word="false"/>
      <style:text-properties officeooo:paragraph-rsid="006f7476"/>
    </style:style>
    <style:style style:name="P81" style:family="paragraph" style:parent-style-name="Text_20_body" style:list-style-name="L14">
      <style:paragraph-properties fo:text-align="start" style:justify-single-word="false"/>
      <style:text-properties officeooo:paragraph-rsid="006f7476"/>
    </style:style>
    <style:style style:name="P82" style:family="paragraph" style:parent-style-name="Text_20_body">
      <style:paragraph-properties fo:text-align="start" style:justify-single-word="false"/>
      <style:text-properties officeooo:paragraph-rsid="00728a5c"/>
    </style:style>
    <style:style style:name="P83" style:family="paragraph" style:parent-style-name="Text_20_body">
      <style:paragraph-properties fo:text-align="start" style:justify-single-word="false"/>
      <style:text-properties officeooo:paragraph-rsid="0074c8f9"/>
    </style:style>
    <style:style style:name="P84" style:family="paragraph" style:parent-style-name="Text_20_body">
      <style:paragraph-properties fo:text-align="start" style:justify-single-word="false"/>
      <style:text-properties officeooo:paragraph-rsid="00761c51"/>
    </style:style>
    <style:style style:name="P85" style:family="paragraph" style:parent-style-name="Text_20_body" style:list-style-name="L5">
      <style:paragraph-properties fo:text-align="start" style:justify-single-word="false"/>
      <style:text-properties fo:color="#000000" fo:font-style="normal" fo:font-weight="normal" officeooo:rsid="003c473f" officeooo:paragraph-rsid="003e0213" style:font-style-asian="normal" style:font-weight-asian="normal" style:font-style-complex="normal" style:font-weight-complex="normal"/>
    </style:style>
    <style:style style:name="P86" style:family="paragraph" style:parent-style-name="Text_20_body" style:list-style-name="L14">
      <style:paragraph-properties fo:text-align="start" style:justify-single-word="false"/>
      <style:text-properties fo:color="#000000" fo:font-style="normal" fo:font-weight="normal" officeooo:paragraph-rsid="00721344" style:font-style-asian="normal" style:font-weight-asian="normal" style:font-style-complex="normal" style:font-weight-complex="normal"/>
    </style:style>
    <style:style style:name="P87" style:family="paragraph" style:parent-style-name="Text_20_body" style:list-style-name="L14">
      <style:paragraph-properties fo:text-align="start" style:justify-single-word="false"/>
      <style:text-properties fo:color="#000000" fo:font-style="normal" fo:font-weight="normal" officeooo:rsid="00728a5c" officeooo:paragraph-rsid="00728a5c" style:font-style-asian="normal" style:font-weight-asian="normal" style:font-style-complex="normal" style:font-weight-complex="normal"/>
    </style:style>
    <style:style style:name="P88" style:family="paragraph" style:parent-style-name="Text_20_body">
      <style:paragraph-properties fo:text-align="start" style:justify-single-word="false"/>
      <style:text-properties fo:color="#000000" fo:font-style="normal" fo:font-weight="normal" officeooo:rsid="00728a5c" officeooo:paragraph-rsid="00728a5c" style:font-style-asian="normal" style:font-weight-asian="normal" style:font-style-complex="normal" style:font-weight-complex="normal"/>
    </style:style>
    <style:style style:name="P89" style:family="paragraph" style:parent-style-name="Text_20_body" style:list-style-name="L5">
      <style:paragraph-properties fo:text-align="start" style:justify-single-word="false"/>
      <style:text-properties fo:font-variant="normal" fo:text-transform="none" fo:color="#999999" style:font-name="Liberation Serif" fo:font-size="12pt" fo:letter-spacing="normal" fo:font-style="italic" fo:font-weight="bold" officeooo:rsid="002072a8" officeooo:paragraph-rsid="003c473f" style:font-size-asian="10.5pt" style:font-style-asian="italic" style:font-weight-asian="bold" style:font-size-complex="12pt" style:font-style-complex="italic" style:font-weight-complex="bold"/>
    </style:style>
    <style:style style:name="P90" style:family="paragraph" style:parent-style-name="Text_20_body" style:list-style-name="L5">
      <style:text-properties fo:font-variant="normal" fo:text-transform="none" fo:color="#999999" style:font-name="Liberation Serif" fo:font-size="12pt" fo:letter-spacing="normal" fo:font-style="italic" fo:font-weight="bold" officeooo:rsid="002072a8" style:font-size-asian="10.5pt" style:font-style-asian="italic" style:font-weight-asian="bold" style:font-size-complex="12pt" style:font-style-complex="italic" style:font-weight-complex="bold"/>
    </style:style>
    <style:style style:name="P91" style:family="paragraph" style:parent-style-name="Text_20_body" style:list-style-name="L5">
      <style:paragraph-properties fo:text-align="start" style:justify-single-word="false"/>
      <style:text-properties fo:font-variant="normal" fo:text-transform="none" fo:color="#999999" style:font-name="Liberation Serif" fo:font-size="12pt" fo:letter-spacing="normal" fo:font-style="italic" fo:font-weight="bold" officeooo:rsid="003c473f" officeooo:paragraph-rsid="003c473f" style:font-size-asian="10.5pt" style:font-style-asian="italic" style:font-weight-asian="bold" style:font-size-complex="12pt" style:font-style-complex="italic" style:font-weight-complex="bold"/>
    </style:style>
    <style:style style:name="P92" style:family="paragraph" style:parent-style-name="Text_20_body" style:list-style-name="L5">
      <style:paragraph-properties fo:text-align="start" style:justify-single-word="false"/>
      <style:text-properties fo:font-variant="normal" fo:text-transform="none" fo:color="#000000" style:font-name="Liberation Serif" fo:font-size="12pt" fo:letter-spacing="normal" fo:font-style="normal" fo:font-weight="normal" officeooo:rsid="0053ef7d" officeooo:paragraph-rsid="0053ef7d" style:font-size-asian="10.5pt" style:font-style-asian="normal" style:font-weight-asian="normal" style:font-size-complex="12pt" style:font-style-complex="normal" style:font-weight-complex="normal"/>
    </style:style>
    <style:style style:name="P93" style:family="paragraph" style:parent-style-name="Text_20_body" style:list-style-name="L5">
      <style:paragraph-properties fo:text-align="start" style:justify-single-word="false"/>
      <style:text-properties fo:font-variant="normal" fo:text-transform="none" fo:color="#000000" style:font-name="Liberation Serif" fo:font-size="12pt" fo:letter-spacing="normal" fo:font-style="normal" fo:font-weight="normal" officeooo:rsid="005c900b" officeooo:paragraph-rsid="005c900b" style:font-size-asian="10.5pt" style:font-style-asian="normal" style:font-weight-asian="normal" style:font-size-complex="12pt" style:font-style-complex="normal" style:font-weight-complex="normal"/>
    </style:style>
    <style:style style:name="P94" style:family="paragraph" style:parent-style-name="Text_20_body">
      <style:text-properties fo:font-variant="normal" fo:text-transform="none" fo:letter-spacing="normal" fo:font-style="normal" officeooo:paragraph-rsid="005e237f"/>
    </style:style>
    <style:style style:name="P95" style:family="paragraph" style:parent-style-name="Text_20_body">
      <style:text-properties fo:font-variant="normal" fo:text-transform="none" fo:letter-spacing="normal" fo:font-style="normal" officeooo:rsid="006da8db" officeooo:paragraph-rsid="006da8db"/>
    </style:style>
    <style:style style:name="P96" style:family="paragraph" style:parent-style-name="Text_20_body">
      <style:text-properties officeooo:rsid="00563211" officeooo:paragraph-rsid="00563211"/>
    </style:style>
    <style:style style:name="P97" style:family="paragraph" style:parent-style-name="Text_20_body">
      <style:text-properties style:font-name="Liberation Serif" fo:font-size="12pt" fo:font-weight="bold" officeooo:rsid="005493a0" style:font-name-asian="Noto Serif CJK SC" style:font-size-asian="10.5pt" style:font-weight-asian="bold" style:font-name-complex="Lohit Devanagari" style:font-size-complex="12pt" style:font-weight-complex="bold"/>
    </style:style>
    <style:style style:name="P98" style:family="paragraph" style:parent-style-name="Text_20_body">
      <style:paragraph-properties fo:text-align="start" style:justify-single-word="false"/>
      <style:text-properties officeooo:rsid="006bd0b0" officeooo:paragraph-rsid="006bd0b0"/>
    </style:style>
    <style:style style:name="P99" style:family="paragraph" style:parent-style-name="Text_20_body">
      <style:text-properties officeooo:paragraph-rsid="006da8db"/>
    </style:style>
    <style:style style:name="P100" style:family="paragraph" style:parent-style-name="Text_20_body">
      <style:paragraph-properties fo:text-align="center" style:justify-single-word="false"/>
      <style:text-properties officeooo:paragraph-rsid="006f7476"/>
    </style:style>
    <style:style style:name="P101" style:family="paragraph" style:parent-style-name="Text_20_body">
      <style:paragraph-properties>
        <style:tab-stops>
          <style:tab-stop style:position="18.389cm" style:type="right" style:leader-style="dotted" style:leader-text="."/>
        </style:tab-stops>
      </style:paragraph-properties>
    </style:style>
    <style:style style:name="P102" style:family="paragraph" style:parent-style-name="Text_20_body" style:list-style-name="L3">
      <style:paragraph-properties fo:margin-top="0.053cm" fo:margin-bottom="0.053cm" loext:contextual-spacing="false" fo:text-align="start" style:justify-single-word="false" fo:orphans="2" fo:widows="2"/>
    </style:style>
    <style:style style:name="P103" style:family="paragraph" style:parent-style-name="Text_20_body" style:list-style-name="L3">
      <style:paragraph-properties fo:margin-top="0.053cm" fo:margin-bottom="0.053cm" loext:contextual-spacing="false" fo:text-align="start" style:justify-single-word="false" fo:orphans="2" fo:widows="2"/>
      <style:text-properties officeooo:paragraph-rsid="00517d58"/>
    </style:style>
    <style:style style:name="P104" style:family="paragraph" style:parent-style-name="Text_20_body" style:list-style-name="L3">
      <style:paragraph-properties fo:margin-top="0.053cm" fo:margin-bottom="0.053cm" loext:contextual-spacing="false" fo:text-align="start" style:justify-single-word="false" fo:orphans="2" fo:widows="2"/>
      <style:text-properties officeooo:paragraph-rsid="0052f5ae"/>
    </style:style>
    <style:style style:name="P105" style:family="paragraph" style:parent-style-name="Text_20_body" style:list-style-name="L4">
      <style:paragraph-properties fo:margin-top="0.053cm" fo:margin-bottom="0.053cm" loext:contextual-spacing="false" fo:text-align="start" style:justify-single-word="false" fo:orphans="2" fo:widows="2"/>
      <style:text-properties officeooo:paragraph-rsid="0052f5ae"/>
    </style:style>
    <style:style style:name="P106" style:family="paragraph">
      <style:paragraph-properties fo:text-align="center"/>
    </style:style>
    <style:style style:name="P107" style:family="paragraph">
      <loext:graphic-properties draw:fill="none" draw:fill-color="#ffffff"/>
      <style:paragraph-properties style:writing-mode="lr-tb"/>
      <style:text-properties fo:font-size="12pt"/>
    </style:style>
    <style:style style:name="P108" style:family="paragraph">
      <loext:graphic-properties draw:fill="none" draw:fill-color="#ffffff"/>
      <style:paragraph-properties fo:text-align="center" style:writing-mode="lr-tb"/>
    </style:style>
    <style:style style:name="P109" style:family="paragraph">
      <loext:graphic-properties draw:fill-color="#666666"/>
      <style:paragraph-properties fo:text-align="center"/>
    </style:style>
    <style:style style:name="P110" style:family="paragraph">
      <style:paragraph-properties fo:text-align="center" style:writing-mode="lr-tb"/>
    </style:style>
    <style:style style:name="P111" style:family="paragraph">
      <loext:graphic-properties draw:fill-color="#dddddd"/>
      <style:paragraph-properties fo:text-align="center" style:writing-mode="lr-tb"/>
    </style:style>
    <style:style style:name="T1" style:family="text">
      <style:text-properties fo:font-style="italic" style:font-style-asian="italic" style:font-style-complex="italic"/>
    </style:style>
    <style:style style:name="T2" style:family="text">
      <style:text-properties fo:font-style="italic" officeooo:rsid="00297d5c" style:font-style-asian="italic" style:font-style-complex="italic"/>
    </style:style>
    <style:style style:name="T3" style:family="text">
      <style:text-properties fo:font-style="italic" fo:font-weight="bold" officeooo:rsid="006bd0b0" style:font-style-asian="italic" style:font-weight-asian="bold" style:font-style-complex="italic" style:font-weight-complex="bold"/>
    </style:style>
    <style:style style:name="T4" style:family="text">
      <style:text-properties fo:font-variant="normal" fo:text-transform="none" fo:color="#000000" style:font-name="Liberation Serif" fo:font-size="12pt" fo:letter-spacing="normal" fo:font-style="normal" fo:font-weight="normal" officeooo:rsid="0022d5b3" style:font-size-asian="10.5pt" style:font-size-complex="12pt"/>
    </style:style>
    <style:style style:name="T5" style:family="text">
      <style:text-properties fo:font-variant="normal" fo:text-transform="none" fo:color="#000000" style:font-name="Liberation Serif" fo:font-size="12pt" fo:letter-spacing="normal" fo:font-style="normal" fo:font-weight="normal" officeooo:rsid="0032c554" style:font-size-asian="10.5pt" style:font-size-complex="12pt"/>
    </style:style>
    <style:style style:name="T6" style:family="text">
      <style:text-properties fo:font-variant="normal" fo:text-transform="none" fo:color="#000000" style:font-name="Liberation Serif" fo:font-size="12pt" fo:letter-spacing="normal" fo:font-style="normal" fo:font-weight="normal" officeooo:rsid="0043f533" style:font-size-asian="10.5pt" style:font-size-complex="12pt"/>
    </style:style>
    <style:style style:name="T7" style:family="text">
      <style:text-properties fo:font-variant="normal" fo:text-transform="none" fo:color="#000000" style:font-name="Liberation Serif" fo:font-size="12pt" fo:letter-spacing="normal" fo:font-style="normal" fo:font-weight="normal" officeooo:rsid="0045c672" style:font-size-asian="10.5pt" style:font-size-complex="12pt"/>
    </style:style>
    <style:style style:name="T8" style:family="text">
      <style:text-properties fo:font-variant="normal" fo:text-transform="none" fo:color="#000000" style:font-name="Liberation Serif" fo:font-size="12pt" fo:letter-spacing="normal" fo:font-style="normal" fo:font-weight="normal" officeooo:rsid="0047c01b" style:font-size-asian="10.5pt" style:font-size-complex="12pt"/>
    </style:style>
    <style:style style:name="T9" style:family="text">
      <style:text-properties fo:font-variant="normal" fo:text-transform="none" fo:color="#000000" style:font-name="Liberation Serif" fo:font-size="12pt" fo:letter-spacing="normal" fo:font-style="normal" fo:font-weight="normal" officeooo:rsid="004ab45e" style:font-size-asian="10.5pt" style:font-size-complex="12pt"/>
    </style:style>
    <style:style style:name="T10" style:family="text">
      <style:text-properties fo:font-variant="normal" fo:text-transform="none" fo:color="#000000" style:font-name="Liberation Serif" fo:font-size="12pt" fo:letter-spacing="normal" fo:font-style="normal" fo:font-weight="normal" style:font-size-asian="10.5pt" style:font-style-asian="normal" style:font-weight-asian="normal" style:font-size-complex="12pt" style:font-style-complex="normal" style:font-weight-complex="normal"/>
    </style:style>
    <style:style style:name="T11" style:family="text">
      <style:text-properties fo:font-variant="normal" fo:text-transform="none" fo:color="#000000" style:font-name="Liberation Serif" fo:font-size="12pt" fo:letter-spacing="normal" fo:font-style="normal" fo:font-weight="normal" officeooo:rsid="002072a8" style:font-size-asian="10.5pt" style:font-style-asian="normal" style:font-weight-asian="normal" style:font-size-complex="12pt" style:font-style-complex="normal" style:font-weight-complex="normal"/>
    </style:style>
    <style:style style:name="T12" style:family="text">
      <style:text-properties fo:font-variant="normal" fo:text-transform="none" fo:color="#000000" style:font-name="Liberation Serif" fo:font-size="12pt" fo:letter-spacing="normal" fo:font-style="normal" fo:font-weight="normal" officeooo:rsid="0047c01b" style:font-size-asian="10.5pt" style:font-style-asian="normal" style:font-weight-asian="normal" style:font-size-complex="12pt" style:font-style-complex="normal" style:font-weight-complex="normal"/>
    </style:style>
    <style:style style:name="T13" style:family="text">
      <style:text-properties fo:font-variant="normal" fo:text-transform="none" fo:color="#000000" style:font-name="Liberation Serif" fo:font-size="12pt" fo:letter-spacing="normal" fo:font-style="normal" fo:font-weight="normal" officeooo:rsid="0048f046" style:font-size-asian="10.5pt" style:font-style-asian="normal" style:font-weight-asian="normal" style:font-size-complex="12pt" style:font-style-complex="normal" style:font-weight-complex="normal"/>
    </style:style>
    <style:style style:name="T14" style:family="text">
      <style:text-properties fo:font-variant="normal" fo:text-transform="none" fo:color="#000000" style:font-name="Liberation Serif" fo:font-size="12pt" fo:letter-spacing="normal" fo:font-style="normal" fo:font-weight="normal" officeooo:rsid="004bc4bb" style:font-size-asian="10.5pt" style:font-style-asian="normal" style:font-weight-asian="normal" style:font-size-complex="12pt" style:font-style-complex="normal" style:font-weight-complex="normal"/>
    </style:style>
    <style:style style:name="T15" style:family="text">
      <style:text-properties fo:font-variant="normal" fo:text-transform="none" fo:color="#000000" style:font-name="Liberation Serif" fo:font-size="12pt" fo:letter-spacing="normal" fo:font-style="normal" fo:font-weight="normal" officeooo:rsid="003c473f" style:font-size-asian="10.5pt" style:font-style-asian="normal" style:font-weight-asian="normal" style:font-size-complex="12pt" style:font-style-complex="normal" style:font-weight-complex="normal"/>
    </style:style>
    <style:style style:name="T16" style:family="text">
      <style:text-properties fo:font-variant="normal" fo:text-transform="none" fo:color="#000000" style:font-name="Liberation Serif" fo:font-size="12pt" fo:letter-spacing="normal" fo:font-style="normal" fo:font-weight="normal" officeooo:rsid="0073d4e9" style:font-size-asian="10.5pt" style:font-style-asian="normal" style:font-weight-asian="normal" style:font-size-complex="12pt" style:font-style-complex="normal" style:font-weight-complex="normal"/>
    </style:style>
    <style:style style:name="T17" style:family="text">
      <style:text-properties fo:font-variant="normal" fo:text-transform="none" fo:color="#000000" style:font-name="Liberation Serif" fo:font-size="12pt" fo:letter-spacing="normal" fo:font-style="normal" fo:font-weight="normal" officeooo:rsid="0074c8f9" style:font-size-asian="10.5pt" style:font-style-asian="normal" style:font-weight-asian="normal" style:font-size-complex="12pt" style:font-style-complex="normal" style:font-weight-complex="normal"/>
    </style:style>
    <style:style style:name="T18" style:family="text">
      <style:text-properties fo:font-variant="normal" fo:text-transform="none" fo:color="#000000" style:font-name="Liberation Serif" fo:font-size="12pt" fo:letter-spacing="normal" fo:font-style="normal" fo:font-weight="normal" officeooo:rsid="00761c51" style:font-size-asian="10.5pt" style:font-style-asian="normal" style:font-weight-asian="normal" style:font-size-complex="12pt" style:font-style-complex="normal" style:font-weight-complex="normal"/>
    </style:style>
    <style:style style:name="T19" style:family="text">
      <style:text-properties fo:font-variant="normal" fo:text-transform="none" fo:color="#000000" style:font-name="Liberation Serif" fo:font-size="12pt" fo:letter-spacing="normal" fo:font-style="normal" fo:font-weight="normal" officeooo:rsid="002072a8" style:font-size-asian="10.5pt" style:font-style-asian="italic" style:font-weight-asian="bold" style:font-size-complex="12pt" style:font-style-complex="italic" style:font-weight-complex="bold"/>
    </style:style>
    <style:style style:name="T20" style:family="text">
      <style:text-properties fo:font-variant="normal" fo:text-transform="none" fo:color="#000000" style:font-name="Liberation Serif" fo:font-size="12pt" fo:letter-spacing="normal" fo:font-style="normal" fo:font-weight="normal" officeooo:rsid="002072a8" fo:background-color="transparent" loext:char-shading-value="0" style:font-size-asian="10.5pt" style:font-style-asian="normal" style:font-weight-asian="normal" style:font-size-complex="12pt" style:font-style-complex="normal" style:font-weight-complex="normal"/>
    </style:style>
    <style:style style:name="T21" style:family="text">
      <style:text-properties fo:font-variant="normal" fo:text-transform="none" fo:color="#000000" style:font-name="Liberation Serif" fo:font-size="12pt" fo:letter-spacing="normal" fo:font-style="normal" fo:font-weight="normal" officeooo:rsid="0047c01b" fo:background-color="transparent" loext:char-shading-value="0" style:font-size-asian="10.5pt" style:font-style-asian="normal" style:font-weight-asian="normal" style:font-size-complex="12pt" style:font-style-complex="normal" style:font-weight-complex="normal"/>
    </style:style>
    <style:style style:name="T22" style:family="text">
      <style:text-properties fo:font-variant="normal" fo:text-transform="none" fo:color="#000000" style:font-name="Liberation Serif" fo:font-size="12pt" fo:letter-spacing="normal" fo:font-style="normal" fo:font-weight="normal" officeooo:rsid="004bc4bb" fo:background-color="transparent" loext:char-shading-value="0" style:font-size-asian="10.5pt" style:font-style-asian="normal" style:font-weight-asian="normal" style:font-size-complex="12pt" style:font-style-complex="normal" style:font-weight-complex="normal"/>
    </style:style>
    <style:style style:name="T23" style:family="text">
      <style:text-properties fo:font-variant="normal" fo:text-transform="none" fo:color="#000000" style:font-name="Liberation Serif" fo:font-size="12pt" fo:letter-spacing="normal" fo:font-style="normal" fo:font-weight="normal" officeooo:rsid="004beef8" fo:background-color="transparent" loext:char-shading-value="0" style:font-size-asian="10.5pt" style:font-style-asian="normal" style:font-weight-asian="normal" style:font-size-complex="12pt" style:font-style-complex="normal" style:font-weight-complex="normal"/>
    </style:style>
    <style:style style:name="T24" style:family="text">
      <style:text-properties fo:font-variant="normal" fo:text-transform="none" fo:color="#000000" style:font-name="Liberation Serif" fo:font-size="12pt" fo:letter-spacing="normal" fo:font-style="normal" fo:font-weight="normal" officeooo:rsid="004ffe3a" style:font-name-asian="Noto Serif CJK SC" style:font-size-asian="10.5pt" style:font-style-asian="normal" style:font-weight-asian="bold" style:font-name-complex="Lohit Devanagari" style:font-size-complex="12pt" style:font-style-complex="normal" style:font-weight-complex="bold"/>
    </style:style>
    <style:style style:name="T25" style:family="text">
      <style:text-properties fo:font-variant="normal" fo:text-transform="none" fo:color="#000000" style:font-name="Liberation Serif" fo:font-size="12pt" fo:letter-spacing="normal" fo:font-style="normal" fo:font-weight="normal" officeooo:rsid="004e15ba" style:font-name-asian="Noto Serif CJK SC" style:font-size-asian="10.5pt" style:font-style-asian="normal" style:font-weight-asian="bold" style:font-name-complex="Lohit Devanagari" style:font-size-complex="12pt" style:font-style-complex="normal" style:font-weight-complex="bold"/>
    </style:style>
    <style:style style:name="T26" style:family="text">
      <style:text-properties fo:font-variant="normal" fo:text-transform="none" fo:color="#000000" style:font-name="Liberation Serif" fo:font-size="12pt" fo:letter-spacing="normal" fo:font-style="normal" fo:font-weight="normal" officeooo:rsid="00517d58" style:font-size-asian="12pt" style:font-size-complex="12pt" loext:padding="0cm" loext:border="none"/>
    </style:style>
    <style:style style:name="T27" style:family="text">
      <style:text-properties fo:font-variant="normal" fo:text-transform="none" fo:color="#000000" style:font-name="Liberation Serif" fo:font-size="12pt" fo:letter-spacing="normal" fo:font-style="normal" fo:font-weight="normal" officeooo:rsid="0052f5ae" style:font-size-asian="12pt" style:font-size-complex="12pt" loext:padding="0cm" loext:border="none"/>
    </style:style>
    <style:style style:name="T28" style:family="text">
      <style:text-properties fo:font-variant="normal" fo:text-transform="none" fo:color="#000000" style:font-name="Liberation Serif" fo:font-size="12pt" fo:letter-spacing="normal" fo:font-style="italic" fo:font-weight="normal" style:font-size-asian="12pt" style:font-style-asian="italic" style:font-size-complex="12pt" style:font-style-complex="italic"/>
    </style:style>
    <style:style style:name="T29" style:family="text">
      <style:text-properties fo:font-variant="normal" fo:text-transform="none" fo:color="#000000" style:font-name="Liberation Serif" fo:font-size="12pt" fo:letter-spacing="normal" fo:font-style="italic" fo:font-weight="normal" officeooo:rsid="00517d58" style:font-size-asian="12pt" style:font-style-asian="italic" style:font-size-complex="12pt" style:font-style-complex="italic"/>
    </style:style>
    <style:style style:name="T30" style:family="text">
      <style:text-properties fo:font-variant="normal" fo:text-transform="none" fo:color="#000000" style:font-name="Liberation Serif" fo:font-size="12pt" fo:letter-spacing="normal" fo:font-style="italic" fo:font-weight="normal" officeooo:rsid="00517d58" style:font-size-asian="12pt" style:font-style-asian="italic" style:font-size-complex="12pt" style:font-style-complex="italic" loext:padding="0cm" loext:border="none"/>
    </style:style>
    <style:style style:name="T31" style:family="text">
      <style:text-properties fo:font-variant="normal" fo:text-transform="none" fo:color="#000000" style:font-name="Liberation Serif" fo:font-size="12pt" fo:letter-spacing="normal" fo:font-style="italic" fo:font-weight="normal" style:font-size-asian="12pt" style:font-style-asian="italic" style:font-size-complex="12pt" style:font-style-complex="italic" loext:padding="0cm" loext:border="none"/>
    </style:style>
    <style:style style:name="T32" style:family="text">
      <style:text-properties fo:font-variant="normal" fo:text-transform="none" fo:color="#000000" style:font-name="Liberation Serif" fo:letter-spacing="normal" fo:font-style="normal" fo:font-weight="bold" style:font-weight-asian="bold" style:font-weight-complex="bold"/>
    </style:style>
    <style:style style:name="T33" style:family="text">
      <style:text-properties fo:font-variant="normal" fo:text-transform="none" fo:letter-spacing="normal"/>
    </style:style>
    <style:style style:name="T34" style:family="text">
      <style:text-properties fo:font-variant="normal" fo:text-transform="none" fo:letter-spacing="normal" fo:font-style="normal"/>
    </style:style>
    <style:style style:name="T35" style:family="text">
      <style:text-properties fo:font-variant="normal" fo:text-transform="none" fo:letter-spacing="normal" fo:font-style="normal" officeooo:rsid="006da8db"/>
    </style:style>
    <style:style style:name="T36" style:family="text">
      <style:text-properties fo:font-variant="normal" fo:text-transform="none" fo:color="#999999" style:font-name="Liberation Serif" fo:font-size="12pt" fo:letter-spacing="normal" fo:font-style="italic" fo:font-weight="bold" officeooo:rsid="002072a8" style:font-size-asian="10.5pt" style:font-style-asian="italic" style:font-weight-asian="bold" style:font-size-complex="12pt" style:font-style-complex="italic" style:font-weight-complex="bold"/>
    </style:style>
    <style:style style:name="T37" style:family="text">
      <style:text-properties fo:font-variant="normal" fo:text-transform="none" fo:color="#999999" style:font-name="Liberation Serif" fo:font-size="12pt" fo:letter-spacing="normal" fo:font-style="italic" fo:font-weight="bold" officeooo:rsid="003e0213" style:font-size-asian="10.5pt" style:font-style-asian="italic" style:font-weight-asian="bold" style:font-size-complex="12pt" style:font-style-complex="italic" style:font-weight-complex="bold"/>
    </style:style>
    <style:style style:name="T38" style:family="text">
      <style:text-properties fo:font-variant="normal" fo:text-transform="none" fo:color="#999999" style:font-name="Liberation Serif" fo:font-size="12pt" fo:letter-spacing="normal" fo:font-style="italic" fo:font-weight="bold" officeooo:rsid="0022d5b3" style:font-size-asian="10.5pt" style:font-style-asian="italic" style:font-weight-asian="bold" style:font-size-complex="12pt" style:font-style-complex="italic" style:font-weight-complex="bold"/>
    </style:style>
    <style:style style:name="T39" style:family="text">
      <style:text-properties fo:font-variant="normal" fo:text-transform="none" fo:color="#999999" style:font-name="Liberation Serif" fo:font-size="12pt" fo:letter-spacing="normal" fo:font-style="italic" fo:font-weight="bold" officeooo:rsid="003c473f" style:font-size-asian="10.5pt" style:font-style-asian="italic" style:font-weight-asian="bold" style:font-size-complex="12pt" style:font-style-complex="italic" style:font-weight-complex="bold"/>
    </style:style>
    <style:style style:name="T40" style:family="text">
      <style:text-properties fo:font-variant="normal" fo:text-transform="none" fo:color="#999999" style:font-name="Liberation Serif" fo:font-size="12pt" fo:letter-spacing="normal" fo:font-style="italic" fo:font-weight="bold" officeooo:rsid="003c473f" style:font-size-asian="10.5pt" style:font-style-asian="italic" style:font-weight-asian="bold" style:font-size-complex="12pt" style:font-style-complex="italic" style:font-weight-complex="bold" loext:padding="0cm" loext:border="none"/>
    </style:style>
    <style:style style:name="T41" style:family="text">
      <style:text-properties fo:font-variant="normal" fo:text-transform="none" fo:color="#999999" style:font-name="Liberation Serif" fo:font-size="12pt" fo:letter-spacing="normal" fo:font-style="italic" fo:font-weight="bold" officeooo:rsid="002072a8" style:font-name-asian="Noto Serif CJK SC" style:font-size-asian="10.5pt" style:font-style-asian="italic" style:font-weight-asian="bold" style:font-name-complex="Lohit Devanagari" style:font-size-complex="12pt" style:font-style-complex="italic" style:font-weight-complex="bold"/>
    </style:style>
    <style:style style:name="T42" style:family="text">
      <style:text-properties fo:font-variant="normal" fo:text-transform="none" fo:color="#999999" style:font-name="Helvetica" fo:font-size="10.5pt" fo:letter-spacing="normal" fo:font-style="italic" fo:font-weight="bold" officeooo:rsid="003c473f" style:font-size-asian="10.5pt" style:font-style-asian="italic" style:font-weight-asian="bold" style:font-size-complex="12pt" style:font-style-complex="italic" style:font-weight-complex="bold"/>
    </style:style>
    <style:style style:name="T43" style:family="text">
      <style:text-properties fo:font-variant="normal" fo:text-transform="none" fo:color="#999999" style:font-name="JetBrains Mono1" fo:font-size="12pt" fo:letter-spacing="normal" fo:font-style="italic" fo:font-weight="bold" officeooo:rsid="003c473f" style:font-size-asian="10.5pt" style:font-style-asian="italic" style:font-weight-asian="bold" style:font-size-complex="12pt" style:font-style-complex="italic" style:font-weight-complex="bold" loext:padding="0cm" loext:border="none"/>
    </style:style>
    <style:style style:name="T44" style:family="text">
      <style:text-properties fo:font-variant="normal" fo:text-transform="none" fo:color="#808080" style:font-name="Liberation Serif" fo:font-size="12pt" fo:letter-spacing="normal" fo:font-style="italic" fo:font-weight="bold" officeooo:rsid="002072a8" style:font-size-asian="10.5pt" style:font-style-asian="italic" style:font-weight-asian="bold" style:font-size-complex="12pt" style:font-style-complex="italic" style:font-weight-complex="bold"/>
    </style:style>
    <style:style style:name="T45" style:family="text">
      <style:text-properties fo:font-variant="normal" fo:text-transform="none" style:font-name="Liberation Serif" fo:font-size="12pt" fo:letter-spacing="normal" style:font-size-asian="10.5pt" style:font-size-complex="12pt"/>
    </style:style>
    <style:style style:name="T46" style:family="text">
      <style:text-properties fo:font-variant="normal" fo:text-transform="none" style:font-name="Liberation Serif" fo:font-size="12pt" fo:letter-spacing="normal" officeooo:rsid="003e0213" style:font-size-asian="10.5pt" style:font-size-complex="12pt"/>
    </style:style>
    <style:style style:name="T47" style:family="text">
      <style:text-properties fo:font-variant="normal" fo:text-transform="none" style:font-name="Liberation Serif" fo:font-size="12pt" fo:letter-spacing="normal" officeooo:rsid="0052f5ae" style:font-size-asian="10.5pt" style:font-size-complex="12pt"/>
    </style:style>
    <style:style style:name="T48" style:family="text">
      <style:text-properties fo:font-variant="normal" fo:text-transform="none" style:font-name="Liberation Serif" fo:font-size="12pt" fo:letter-spacing="normal" officeooo:rsid="003c473f" style:font-size-asian="10.5pt" style:font-size-complex="12pt"/>
    </style:style>
    <style:style style:name="T49" style:family="text">
      <style:text-properties fo:font-variant="normal" fo:text-transform="none" style:font-name="Liberation Serif" fo:font-size="12pt" fo:letter-spacing="normal" fo:font-weight="bold" style:font-size-asian="10.5pt" style:font-weight-asian="bold" style:font-size-complex="12pt" style:font-weight-complex="bold"/>
    </style:style>
    <style:style style:name="T50" style:family="text">
      <style:text-properties fo:font-variant="normal" fo:text-transform="none" style:font-name="Liberation Serif" fo:font-size="12pt" fo:letter-spacing="normal" fo:font-weight="bold" officeooo:rsid="0052f5ae" style:font-size-asian="10.5pt" style:font-weight-asian="bold" style:font-size-complex="12pt" style:font-weight-complex="bold"/>
    </style:style>
    <style:style style:name="T51" style:family="text">
      <style:text-properties fo:font-variant="normal" fo:text-transform="none" style:font-name="Liberation Serif" fo:font-size="12pt" fo:letter-spacing="normal" style:font-name-asian="Noto Serif CJK SC" style:font-size-asian="10.5pt" style:font-name-complex="Lohit Devanagari" style:font-size-complex="12pt"/>
    </style:style>
    <style:style style:name="T52" style:family="text">
      <style:text-properties fo:font-variant="normal" fo:text-transform="none" style:font-name="Liberation Serif" fo:font-size="12pt" fo:letter-spacing="normal" officeooo:rsid="002072a8" style:font-name-asian="Noto Serif CJK SC" style:font-size-asian="10.5pt" style:font-name-complex="Lohit Devanagari" style:font-size-complex="12pt"/>
    </style:style>
    <style:style style:name="T53" style:family="text">
      <style:text-properties fo:font-variant="normal" fo:text-transform="none" style:font-name="Liberation Serif" fo:font-size="12pt" fo:letter-spacing="normal" officeooo:rsid="00513d14" style:font-name-asian="Noto Serif CJK SC" style:font-size-asian="10.5pt" style:font-name-complex="Lohit Devanagari" style:font-size-complex="12pt"/>
    </style:style>
    <style:style style:name="T54" style:family="text">
      <style:text-properties fo:font-variant="normal" fo:text-transform="none" style:font-name="Liberation Serif" fo:font-size="12pt" fo:letter-spacing="normal" fo:font-style="normal" officeooo:rsid="00513d14" style:font-name-asian="Noto Serif CJK SC" style:font-size-asian="10.5pt" style:font-style-asian="normal" style:font-name-complex="Lohit Devanagari" style:font-size-complex="12pt" style:font-style-complex="normal"/>
    </style:style>
    <style:style style:name="T55" style:family="text">
      <style:text-properties fo:font-variant="normal" fo:text-transform="none" fo:font-size="12pt" fo:letter-spacing="normal" officeooo:rsid="00513d14" style:font-size-asian="10.5pt" style:font-size-complex="12pt"/>
    </style:style>
    <style:style style:name="T56" style:family="text">
      <style:text-properties fo:font-variant="normal" fo:text-transform="none" fo:color="#a9b7c6" style:font-name="Helvetica" fo:letter-spacing="normal" fo:font-style="normal" fo:font-weight="normal"/>
    </style:style>
    <style:style style:name="T57" style:family="text">
      <style:text-properties fo:color="#000000"/>
    </style:style>
    <style:style style:name="T58" style:family="text">
      <style:text-properties fo:color="#000000" style:text-underline-style="solid" style:text-underline-width="auto" style:text-underline-color="font-color" fo:font-weight="bold" style:font-weight-asian="bold" style:font-weight-complex="bold"/>
    </style:style>
    <style:style style:name="T59" style:family="text">
      <style:text-properties fo:color="#000000" fo:font-size="12pt" style:text-underline-style="solid" style:text-underline-width="auto" style:text-underline-color="font-color" fo:font-weight="bold" officeooo:rsid="004057f4" style:font-size-asian="10.5pt" style:font-weight-asian="bold" style:font-size-complex="12pt" style:font-weight-complex="bold"/>
    </style:style>
    <style:style style:name="T60" style:family="text">
      <style:text-properties fo:color="#000000" fo:font-size="12pt" officeooo:rsid="004057f4" style:font-size-asian="10.5pt" style:font-size-complex="12pt"/>
    </style:style>
    <style:style style:name="T61" style:family="text">
      <style:text-properties fo:color="#000000" fo:font-size="12pt" officeooo:rsid="00414d60" style:font-size-asian="10.5pt" style:font-size-complex="12pt"/>
    </style:style>
    <style:style style:name="T62" style:family="text">
      <style:text-properties fo:color="#000000" fo:font-size="12pt" officeooo:rsid="002072a8" fo:background-color="transparent" loext:char-shading-value="0" style:font-size-asian="10.5pt" style:font-size-complex="12pt"/>
    </style:style>
    <style:style style:name="T63" style:family="text">
      <style:text-properties fo:color="#000000" style:font-name="Liberation Serif" fo:font-weight="bold" style:font-weight-asian="bold" style:font-weight-complex="bold"/>
    </style:style>
    <style:style style:name="T64" style:family="text">
      <style:text-properties officeooo:rsid="0023cf14"/>
    </style:style>
    <style:style style:name="T65" style:family="text">
      <style:text-properties style:font-name="Lato Medium"/>
    </style:style>
    <style:style style:name="T66" style:family="text">
      <style:text-properties officeooo:rsid="003071b8"/>
    </style:style>
    <style:style style:name="T67" style:family="text">
      <style:text-properties officeooo:rsid="00297d5c"/>
    </style:style>
    <style:style style:name="T68" style:family="text">
      <style:text-properties fo:font-style="normal" style:font-style-asian="normal" style:font-style-complex="normal"/>
    </style:style>
    <style:style style:name="T69" style:family="text">
      <style:text-properties fo:font-style="normal" officeooo:rsid="00513d14" style:font-style-asian="normal" style:font-style-complex="normal"/>
    </style:style>
    <style:style style:name="T70" style:family="text">
      <style:text-properties fo:font-style="normal" officeooo:rsid="00580bda" style:font-style-asian="normal" style:font-style-complex="normal"/>
    </style:style>
    <style:style style:name="T71" style:family="text">
      <style:text-properties officeooo:rsid="0033fe0b"/>
    </style:style>
    <style:style style:name="T72" style:family="text">
      <style:text-properties officeooo:rsid="002b40fb"/>
    </style:style>
    <style:style style:name="T73" style:family="text">
      <style:text-properties fo:color="#666666" fo:font-weight="bold" style:font-weight-asian="bold" style:font-weight-complex="bold"/>
    </style:style>
    <style:style style:name="T74" style:family="text">
      <style:text-properties style:text-underline-style="solid" style:text-underline-width="auto" style:text-underline-color="font-color"/>
    </style:style>
    <style:style style:name="T75" style:family="text">
      <style:text-properties style:text-underline-style="solid" style:text-underline-width="auto" style:text-underline-color="font-color" officeooo:rsid="00297d5c"/>
    </style:style>
    <style:style style:name="T76" style:family="text">
      <style:text-properties style:text-underline-style="solid" style:text-underline-width="auto" style:text-underline-color="font-color" fo:font-weight="bold" style:font-weight-asian="bold" style:font-weight-complex="bold"/>
    </style:style>
    <style:style style:name="T77" style:family="text">
      <style:text-properties style:text-underline-style="solid" style:text-underline-width="auto" style:text-underline-color="font-color" fo:font-weight="bold" officeooo:rsid="004057f4" style:font-weight-asian="bold" style:font-weight-complex="bold"/>
    </style:style>
    <style:style style:name="T78" style:family="text">
      <style:text-properties style:text-underline-style="solid" style:text-underline-width="auto" style:text-underline-color="font-color" fo:font-weight="bold" officeooo:rsid="0043174f" style:font-weight-asian="bold" style:font-weight-complex="bold"/>
    </style:style>
    <style:style style:name="T79" style:family="text">
      <style:text-properties officeooo:rsid="00414d60"/>
    </style:style>
    <style:style style:name="T80" style:family="text">
      <style:text-properties officeooo:rsid="0043174f"/>
    </style:style>
    <style:style style:name="T81" style:family="text">
      <style:text-properties fo:color="#a9b7c6" style:font-name="JetBrains Mono" fo:font-size="10pt" fo:font-style="normal" fo:font-weight="normal" style:font-size-asian="10pt" style:font-style-asian="normal" style:font-weight-asian="normal"/>
    </style:style>
    <style:style style:name="T82" style:family="text">
      <style:text-properties fo:color="#a9b7c6" style:font-name="JetBrains Mono" fo:font-size="10pt" fo:font-style="normal" fo:font-weight="normal" officeooo:rsid="004585e8" style:font-size-asian="10pt" style:font-style-asian="normal" style:font-weight-asian="normal" style:font-size-complex="12pt"/>
    </style:style>
    <style:style style:name="T83" style:family="text">
      <style:text-properties fo:font-size="12pt" officeooo:rsid="002072a8" style:font-size-asian="10.5pt" style:font-size-complex="12pt"/>
    </style:style>
    <style:style style:name="T84" style:family="text">
      <style:text-properties fo:font-size="12pt" officeooo:rsid="0033478f" style:font-size-asian="10.5pt" style:font-size-complex="12pt"/>
    </style:style>
    <style:style style:name="T85" style:family="text">
      <style:text-properties fo:font-size="12pt" officeooo:rsid="0045c672" style:font-size-asian="10.5pt" style:font-size-complex="12pt"/>
    </style:style>
    <style:style style:name="T86" style:family="text">
      <style:text-properties fo:font-size="12pt" officeooo:rsid="00575d94" style:font-size-asian="10.5pt" style:font-size-complex="12pt"/>
    </style:style>
    <style:style style:name="T87" style:family="text">
      <style:text-properties fo:font-size="12pt" fo:font-weight="bold" officeooo:rsid="00252dcb" style:font-size-asian="10.5pt" style:font-weight-asian="bold" style:font-size-complex="12pt" style:font-weight-complex="bold"/>
    </style:style>
    <style:style style:name="T88" style:family="text">
      <style:text-properties fo:font-size="12pt" fo:font-weight="bold" officeooo:rsid="002072a8" style:font-size-asian="10.5pt" style:font-weight-asian="bold" style:font-size-complex="12pt" style:font-weight-complex="bold"/>
    </style:style>
    <style:style style:name="T89" style:family="text">
      <style:text-properties fo:font-size="12pt" fo:font-weight="bold" officeooo:rsid="004409e4" style:font-size-asian="10.5pt" style:font-weight-asian="bold" style:font-size-complex="12pt" style:font-weight-complex="bold"/>
    </style:style>
    <style:style style:name="T90" style:family="text">
      <style:text-properties fo:font-size="12pt" fo:font-weight="bold" officeooo:rsid="0044c2a4" style:font-size-asian="10.5pt" style:font-weight-asian="bold" style:font-size-complex="12pt" style:font-weight-complex="bold"/>
    </style:style>
    <style:style style:name="T91" style:family="text">
      <style:text-properties fo:font-size="12pt" fo:font-weight="normal" officeooo:rsid="00252dcb" style:font-size-asian="10.5pt" style:font-weight-asian="normal" style:font-size-complex="12pt" style:font-weight-complex="normal"/>
    </style:style>
    <style:style style:name="T92" style:family="text">
      <style:text-properties fo:font-size="12pt" fo:font-weight="normal" officeooo:rsid="0044c2a4" style:font-size-asian="10.5pt" style:font-weight-asian="normal" style:font-size-complex="12pt" style:font-weight-complex="normal"/>
    </style:style>
    <style:style style:name="T93" style:family="text">
      <style:text-properties fo:font-size="12pt" fo:font-weight="normal" officeooo:rsid="004585e8" style:font-size-asian="10.5pt" style:font-weight-asian="normal" style:font-size-complex="12pt" style:font-weight-complex="normal"/>
    </style:style>
    <style:style style:name="T94" style:family="text">
      <style:text-properties fo:color="#6897bb" style:font-name="JetBrains Mono" fo:font-size="10pt" fo:font-style="normal" fo:font-weight="normal" style:font-size-asian="10pt" style:font-style-asian="normal" style:font-weight-asian="normal"/>
    </style:style>
    <style:style style:name="T95" style:family="text">
      <style:text-properties fo:color="#cc7832" style:font-name="JetBrains Mono" fo:font-size="10pt" fo:font-style="normal" fo:font-weight="normal" style:font-size-asian="10pt" style:font-style-asian="normal" style:font-weight-asian="normal"/>
    </style:style>
    <style:style style:name="T96" style:family="text">
      <style:text-properties fo:color="#6a8759" style:font-name="JetBrains Mono" fo:font-size="10pt" fo:font-style="normal" fo:font-weight="normal" style:font-size-asian="10pt" style:font-style-asian="normal" style:font-weight-asian="normal"/>
    </style:style>
    <style:style style:name="T97" style:family="text">
      <style:text-properties officeooo:rsid="004ab45e"/>
    </style:style>
    <style:style style:name="T98" style:family="text">
      <style:text-properties style:font-name="Liberation Serif"/>
    </style:style>
    <style:style style:name="T99" style:family="text">
      <style:text-properties officeooo:rsid="005bd98e"/>
    </style:style>
    <style:style style:name="T100" style:family="text">
      <style:text-properties officeooo:rsid="005be0b9"/>
    </style:style>
    <style:style style:name="T101" style:family="text">
      <style:text-properties officeooo:rsid="0060b807"/>
    </style:style>
    <style:style style:name="T102" style:family="text">
      <style:text-properties fo:font-weight="bold" officeooo:rsid="005bd98e" style:font-weight-asian="bold" style:font-weight-complex="bold"/>
    </style:style>
    <style:style style:name="T103" style:family="text">
      <style:text-properties officeooo:rsid="0061a01c"/>
    </style:style>
    <style:style style:name="T104" style:family="text">
      <style:text-properties officeooo:rsid="006bd0b0"/>
    </style:style>
    <style:style style:name="T105" style:family="text">
      <style:text-properties officeooo:rsid="006d5e88"/>
    </style:style>
    <style:style style:name="T106" style:family="text">
      <style:text-properties officeooo:rsid="006da8db"/>
    </style:style>
    <style:style style:name="T107" style:family="text">
      <style:text-properties officeooo:rsid="005e237f"/>
    </style:style>
    <style:style style:name="T108" style:family="text">
      <style:text-properties officeooo:rsid="006f7476"/>
    </style:style>
    <style:style style:name="T109" style:family="text">
      <style:text-properties officeooo:rsid="00563211"/>
    </style:style>
    <style:style style:name="T110" style:family="text">
      <style:text-properties officeooo:rsid="00761c51"/>
    </style:style>
    <style:style style:name="T111" style:family="text">
      <style:text-properties fo:font-size="12p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2">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323cm" fo:text-indent="-0.635cm" fo:margin-left="1.32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58cm" fo:text-indent="-0.635cm" fo:margin-left="1.95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93cm" fo:text-indent="-0.635cm" fo:margin-left="2.59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28cm" fo:text-indent="-0.635cm" fo:margin-left="3.22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63cm" fo:text-indent="-0.635cm" fo:margin-left="3.86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98cm" fo:text-indent="-0.635cm" fo:margin-left="4.49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33cm" fo:text-indent="-0.635cm" fo:margin-left="5.13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68cm" fo:text-indent="-0.635cm" fo:margin-left="5.76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03cm" fo:text-indent="-0.635cm" fo:margin-left="6.40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38cm" fo:text-indent="-0.635cm" fo:margin-left="7.038cm"/>
        </style:list-level-properties>
      </text:list-level-style-number>
    </text:list-style>
    <text:list-style style:name="L1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draw:stroke-dash="Long_20_Dot" svg:stroke-color="#666666" draw:marker-start="Extrémités_20_de_20_flèch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Long_20_Dash" svg:stroke-color="#666666" draw:marker-start="" draw:marker-end="Extrémités_20_de_20_flèch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1.6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color="#666666" draw:marker-start="Extrémités_20_de_20_flèch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stroke-dash="Long_20_Dash" svg:stroke-color="#000000" draw:marker-start="" draw:marker-end="Extrémités_20_de_20_flèche_20_1"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dash" draw:stroke-dash="Long_20_Dash" svg:stroke-color="#666666" draw:marker-start="Extrémités_20_de_20_flèche_20_1"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dash" draw:stroke-dash="Long_20_Dash" svg:stroke-color="#666666" draw:marker-start="Extrémités_20_de_20_flèche_20_1" draw:marker-end="" draw:fill-color="#6666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dash" draw:stroke-dash="Long_20_Dash" svg:stroke-color="#666666" draw:marker-start="" draw:marker-end="Extrémités_20_de_20_flèche_20_1" draw:fill-color="#6666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color="#dddddd" draw:fill-color="#dddddd" draw:textarea-horizontal-align="justify" draw:textarea-vertical-align="middle" draw:auto-grow-height="false" fo:min-height="1.215cm" fo:min-width="3.2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svg:stroke-color="#eeeeee" draw:fill-color="#dddddd" draw:textarea-horizontal-align="justify" draw:textarea-vertical-align="middle" draw:auto-grow-height="false" fo:min-height="1.215cm" fo:min-width="3.2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1">Compte Rendu Projet C++</text:p>
      <text:p text:style-name="P61">RAVENDRAN Preanthy</text:p>
      <text:p text:style-name="P61">Groupe 2</text:p>
      <text:p text:style-name="P61"/>
      <text:p text:style-name="P61"/>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Heading_20_2">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Heading_20_3">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9">Table des matières</text:p>
          </text:index-title>
          <text:h text:style-name="P22" text:outline-level="2"><text:a xlink:type="simple" xlink:href="#__RefHeading___Toc1475_1211025334" text:style-name="Index_20_Link" text:visited-style-name="Index_20_Link">Task_0<text:tab/>3</text:a></text:h>
          <text:list xml:id="list2665534935" text:style-name="List_20_1">
            <text:list-item>
              <text:h text:style-name="P23" text:outline-level="3"><text:a xlink:type="simple" xlink:href="#__RefHeading___Toc1477_1211025334" text:style-name="Index_20_Link" text:visited-style-name="Index_20_Link">A- Exécution<text:tab/>3</text:a></text:h>
            </text:list-item>
            <text:list-item>
              <text:h text:style-name="P23" text:outline-level="3"><text:a xlink:type="simple" xlink:href="#__RefHeading___Toc1479_1211025334" text:style-name="Index_20_Link" text:visited-style-name="Index_20_Link">B- Analyse du code<text:tab/>3</text:a></text:h>
            </text:list-item>
            <text:list-item>
              <text:h text:style-name="P23" text:outline-level="3"><text:a xlink:type="simple" xlink:href="#__RefHeading___Toc1481_1211025334" text:style-name="Index_20_Link" text:visited-style-name="Index_20_Link">C- Bidouillons !<text:tab/>5</text:a></text:h>
            </text:list-item>
            <text:list-item>
              <text:h text:style-name="P23" text:outline-level="3"><text:a xlink:type="simple" xlink:href="#__RefHeading___Toc1483_1211025334" text:style-name="Index_20_Link" text:visited-style-name="Index_20_Link">D- Théorie<text:tab/>7</text:a></text:h>
            </text:list-item>
          </text:list>
          <text:h text:style-name="P22" text:outline-level="2"><text:a xlink:type="simple" xlink:href="#__RefHeading___Toc1495_1211025334" text:style-name="Index_20_Link" text:visited-style-name="Index_20_Link">Task_1<text:tab/>8</text:a></text:h>
          <text:list xml:id="list211716820235529" text:continue-numbering="true" text:style-name="List_20_1">
            <text:list-item>
              <text:h text:style-name="P23" text:outline-level="3"><text:a xlink:type="simple" xlink:href="#__RefHeading___Toc1497_1211025334" text:style-name="Index_20_Link" text:visited-style-name="Index_20_Link">Analyse de la gestion des avions<text:tab/>8</text:a></text:h>
            </text:list-item>
            <text:list-item>
              <text:h text:style-name="P23" text:outline-level="3"><text:a xlink:type="simple" xlink:href="#__RefHeading___Toc1499_1211025334" text:style-name="Index_20_Link" text:visited-style-name="Index_20_Link">Objectif 1 - Référencement des avions<text:tab/>8</text:a></text:h>
            </text:list-item>
            <text:list-item>
              <text:h text:style-name="P23" text:outline-level="3"><text:a xlink:type="simple" xlink:href="#__RefHeading___Toc1505_1211025334" text:style-name="Index_20_Link" text:visited-style-name="Index_20_Link">Objectif </text:a><text:a xlink:type="simple" xlink:href="#__RefHeading___Toc1505_1211025334" text:style-name="Index_20_Link" text:visited-style-name="Index_20_Link">2 - Usine à avions</text:a><text:a xlink:type="simple" xlink:href="#__RefHeading___Toc1505_1211025334" text:style-name="Index_20_Link" text:visited-style-name="Index_20_Link"><text:tab/>9</text:a></text:h>
            </text:list-item>
          </text:list>
          <text:h text:style-name="P22" text:outline-level="2"><text:a xlink:type="simple" xlink:href="#__RefHeading___Toc1511_1211025334" text:style-name="Index_20_Link" text:visited-style-name="Index_20_Link">Task_2<text:tab/>10</text:a></text:h>
          <text:h text:style-name="P22" text:outline-level="2"><text:a xlink:type="simple" xlink:href="#__RefHeading___Toc1513_1211025334" text:style-name="Index_20_Link" text:visited-style-name="Index_20_Link">Task_3<text:tab/>10</text:a></text:h>
          <text:h text:style-name="P22" text:outline-level="2"><text:a xlink:type="simple" xlink:href="#__RefHeading___Toc1515_1211025334" text:style-name="Index_20_Link" text:visited-style-name="Index_20_Link">Assertions et exceptions<text:tab/>10</text:a></text:h>
          <text:list xml:id="list211717636999783" text:continue-numbering="true" text:style-name="List_20_1">
            <text:list-item>
              <text:h text:style-name="P23" text:outline-level="3"><text:a xlink:type="simple" xlink:href="#__RefHeading___Toc1517_1211025334" text:style-name="Index_20_Link" text:visited-style-name="Index_20_Link">Objectif 1 - Objectif 2<text:tab/>10</text:a></text:h>
            </text:list-item>
          </text:list>
          <text:h text:style-name="P22" text:outline-level="2"><text:a xlink:type="simple" xlink:href="#__RefHeading___Toc1519_1211025334" text:style-name="Index_20_Link" text:visited-style-name="Index_20_Link">Task_4<text:tab/>10</text:a></text:h>
          <text:h text:style-name="P22" text:outline-level="2"><text:a xlink:type="simple" xlink:href="#__RefHeading___Toc1521_1211025334" text:style-name="Index_20_Link" text:visited-style-name="Index_20_Link">Problèmes Rencontrés<text:tab/>11</text:a></text:h>
          <text:h text:style-name="P22" text:outline-level="2"><text:a xlink:type="simple" xlink:href="#__RefHeading___Toc1523_1211025334" text:style-name="Index_20_Link" text:visited-style-name="Index_20_Link">Avantages/Inconvénients du projet<text:tab/>11</text:a></text:h>
        </text:index-body>
      </text:table-of-content>
      <text:p text:style-name="P61"/>
      <text:h text:style-name="P11" text:outline-level="1"><text:bookmark-start text:name="__RefHeading___Toc1475_1211025334"/>Task_0<text:bookmark-end text:name="__RefHeading___Toc1475_1211025334"/></text:h>
      <text:h text:style-name="P18" text:outline-level="2"><text:bookmark-start text:name="__RefHeading___Toc1477_1211025334"/>A- Exécution<text:bookmark-end text:name="__RefHeading___Toc1477_1211025334"/></text:h>
      <text:p text:style-name="P41"/>
      <text:p text:style-name="P31">Allez dans le fichier <text:span text:style-name="T65">tower_sim.cpp</text:span> et rechercher la fonction responsable des inputs du programme.</text:p>
      <text:p text:style-name="P31"/>
      <text:p text:style-name="P41">La méthode responsable des inputs est void TowerSimulation::create_keystrokes() const.</text:p>
      <text:p text:style-name="P41"/>
      <text:p text:style-name="P31">Sur quelle touche faut-il appuyer pour ajouter un avion ?</text:p>
      <text:p text:style-name="P31"/>
      <text:p text:style-name="P41">Pour ajouter un avion, il faut appuyer sur la touche 'C'.</text:p>
      <text:p text:style-name="P41"/>
      <text:p text:style-name="P30">Comment faire pour quitter le programme ?</text:p>
      <text:p text:style-name="P30"/>
      <text:p text:style-name="P41">Pour quitter le programme, il faut appuyer sur la touche 'X' ou ‘Q’.</text:p>
      <text:p text:style-name="P41"/>
      <text:p text:style-name="P30">A quoi sert la touche 'F' ?</text:p>
      <text:p text:style-name="P30"/>
      <text:p text:style-name="P42">La touche 'F' sert à mettre ou à enlever la fenêtre du mode plein écran.</text:p>
      <text:p text:style-name="P41"/>
      <text:p text:style-name="P30">Ajoutez un avion à la simulation et attendez.</text:p>
      <text:p text:style-name="P30">Que est le comportement de l'avion ?</text:p>
      <text:p text:style-name="P30"/>
      <text:p text:style-name="P41">L'avion atterrit, il va sur la case blanche, attend et redécol<text:span text:style-name="T64">l</text:span>e puis il vole en attendant d'effectuer une</text:p>
      <text:p text:style-name="P41">nouvelle fois ses opérations en boucle.</text:p>
      <text:p text:style-name="P41"/>
      <text:p text:style-name="P30">Quelles informations s'affichent dans la console ?</text:p>
      <text:p text:style-name="P30"/>
      <text:p text:style-name="P41">Dans la console, on voit le nom de l'avion qui atterrit, lorsque qu'il arrive à sa base, lorsqu'il est près</text:p>
      <text:p text:style-name="P41">à repartir et lorsqu'il a décollé.</text:p>
      <text:p text:style-name="P41"/>
      <text:p text:style-name="P30">Ajoutez maintenant quatre avions d'un coup dans la simulation.</text:p>
      <text:p text:style-name="P30">Que fait chacun des avions ?</text:p>
      <text:p text:style-name="P30"/>
      <text:p text:style-name="P41">Lorsque l'on lance quatre avions, on voit qu'ils ne peuvent aller que trois par trois sur le plateau vu</text:p>
      <text:p text:style-name="P41">qu'il n'y a que trois terminaux. En attendant qu'il y ait de la place, il continue de tourner autour du</text:p>
      <text:p text:style-name="P41">plateau.</text:p>
      <text:p text:style-name="P41"/>
      <text:h text:style-name="P20" text:outline-level="2"><text:bookmark-start text:name="__RefHeading___Toc1479_1211025334"/><text:span text:style-name="T67">B</text:span>- <text:span text:style-name="T67">Analyse du code</text:span><text:bookmark-end text:name="__RefHeading___Toc1479_1211025334"/></text:h>
      <text:p text:style-name="P41"/>
      <text:p text:style-name="P30">Listez les classes du programme à la racine du dossier src/.</text:p>
      <text:p text:style-name="P30">Pour chacune d'entre elle, expliquez ce qu'elle représente et son rôle dans le programme.</text:p>
      <text:p text:style-name="P56"><text:bookmark-start text:name="__DdeLink__858_1959246071"/><text:span text:style-name="T76">Aircraft</text:span><text:span text:style-name="T78">T</text:span><text:span text:style-name="T76">ype </text:span>→ <text:span text:style-name="T80">Classe représentant les différents types d’avions et leur caractéristiques.</text:span></text:p>
      <text:p text:style-name="P52"><text:span text:style-name="T76">Aircraft</text:span> → Classe qui représente un avion. Il pourra être afficher et il pourra bouger. </text:p>
      <text:p text:style-name="P52"><text:span text:style-name="T76">Airport</text:span> → Classe qui gère l'aéroport avec son AirportType, ses <text:span text:style-name="T97">T</text:span>erminals et sa <text:span text:style-name="T97">T</text:span>ower.</text:p>
      <text:p text:style-name="P52"><text:span text:style-name="T76">AirportType</text:span> → Classe qui contient tout<text:span text:style-name="T97">e</text:span> les information sur un aéroport.</text:p>
      <text:p text:style-name="P38"><text:span text:style-name="T59">Config</text:span><text:span text:style-name="T60"> → </text:span><text:span text:style-name="T61">Classe qui contient toute les configurations du programme.</text:span></text:p>
      <text:p text:style-name="P56"><text:span text:style-name="T76">Geometry</text:span> → <text:span text:style-name="T79">Classe représentant les calculs géométriques nécessaires pour le bon fonctionnement du programme.</text:span></text:p>
      <text:p text:style-name="P56"><text:soft-page-break/><text:span text:style-name="T76">Runway</text:span> → <text:span text:style-name="T79">Classe représentant les pistes de décollage et d’atterrissage.</text:span></text:p>
      <text:p text:style-name="P51"><text:span text:style-name="T76">Terminal</text:span> → Classe qui gère le terminal, stocke l'avion courant qu'il a et le supprime lorsqu'il s'en</text:p>
      <text:p text:style-name="P53">va, il peut contenir un avion à la fois maximum.</text:p>
      <text:p text:style-name="P52"><text:span text:style-name="T76">Tower</text:span><text:span text:style-name="T78">S</text:span><text:span text:style-name="T77">im</text:span><text:span text:style-name="T78">uation</text:span> → Classe qui s'occupe de simuler notre programme avec la création des aéroports, des avions…</text:p>
      <text:p text:style-name="P51"><text:span text:style-name="T76">Tower</text:span> → Classe qui représente le comportement de la tour de contrôle. Gérer si un avion est atterrit, s’il peut atterrir.</text:p>
      <text:p text:style-name="P41"><text:span text:style-name="T58">Waypoint</text:span><text:span text:style-name="T57"> → Classe qui représente les points de cheminements. Permet de savoir si un avion est dans les airs ou dans un terminal. </text:span><text:bookmark-end text:name="__DdeLink__858_1959246071"/></text:p>
      <text:p text:style-name="P41"/>
      <text:p text:style-name="P30">Pour les classes `Tower`, `Aircaft`, `Airport` et `Terminal`, listez leurs fonctions-membre publiques et expliquez précisément à quoi elles servent.</text:p>
      <text:p text:style-name="P41"/>
      <text:p text:style-name="P57"><text:span text:style-name="T75">Class </text:span><text:span text:style-name="T74">Tower</text:span>:</text:p>
      <text:p text:style-name="P51"><text:tab/><text:span text:style-name="T73">WaypointQueue get_instructions(Aircraft&amp; aircraft);</text:span></text:p>
      <text:p text:style-name="P51"><text:tab/><text:tab/>Donne les instructions en fonctions de ou est l'avion et de ce qu'il veut faire.</text:p>
      <text:p text:style-name="P51"><text:tab/><text:span text:style-name="T73">void arrived_at_terminal(const Aircraft&amp; aircraft);</text:span></text:p>
      <text:p text:style-name="P51"><text:tab/><text:tab/>Permet de lancer le service lorsque l'avion arrive sur un terminal.</text:p>
      <text:p text:style-name="P51"/>
      <text:p text:style-name="P58"><text:span text:style-name="T2">Class </text:span><text:span text:style-name="T1">Aircraft</text:span>:</text:p>
      <text:p text:style-name="P65">const std::string&amp; get_flight_num() const;</text:p>
      <text:p text:style-name="P64"><text:tab/><text:tab/>Permet de récupérer le numéro de vol de l'avion.</text:p>
      <text:p text:style-name="P65">float distance_to(const Point3D&amp; p) const;</text:p>
      <text:p text:style-name="P64"><text:tab/><text:tab/>Permet de calculer la distance entre le point p en paramètre et la position de l'avion.</text:p>
      <text:p text:style-name="P65">void display() const override;</text:p>
      <text:p text:style-name="P64"><text:tab/><text:tab/>Permet d'afficher l'avion.</text:p>
      <text:p text:style-name="P65">void move() override;</text:p>
      <text:p text:style-name="P64"><text:tab/><text:tab/>Permet de s'occuper du déplacement en fonction de ce qu'il fait ou ce qu'il peut faire.</text:p>
      <text:p text:style-name="P51"/>
      <text:p text:style-name="P58"><text:span text:style-name="T2">Class </text:span><text:span text:style-name="T1">Airport</text:span>:</text:p>
      <text:p text:style-name="P51"><text:tab/><text:span text:style-name="T73">Tower&amp; get_tower();</text:span></text:p>
      <text:p text:style-name="P51"><text:tab/><text:tab/>Permet de récupérer la tour qui s'occupe de l'aéroport.</text:p>
      <text:p text:style-name="P51"><text:tab/><text:span text:style-name="T73">void display() const override;</text:span></text:p>
      <text:p text:style-name="P54"><text:tab/><text:tab/>Permet d'afficher l'aéroport.</text:p>
      <text:p text:style-name="P54"><text:tab/><text:span text:style-name="T73">void move() override;</text:span></text:p>
      <text:p text:style-name="P51"><text:tab/><text:tab/>Appel la méthode move pour chacun des terminal de l'aéroport.</text:p>
      <text:p text:style-name="P51"/>
      <text:p text:style-name="P58"><text:span text:style-name="T2">Class </text:span><text:span text:style-name="T1">Terminal</text:span>:</text:p>
      <text:p text:style-name="P65">bool in_use() const;</text:p>
      <text:p text:style-name="P51"><text:tab/><text:tab/>Permet de voir si il y a un avion sur le terminal ou si il est libre.</text:p>
      <text:p text:style-name="P55"><text:tab/><text:span text:style-name="T73">bool is_servicing() const; </text:span></text:p>
      <text:p text:style-name="P55"><text:tab/><text:tab/>Permet de savoir si un terminal est en service.</text:p>
      <text:p text:style-name="P51"><text:tab/><text:span text:style-name="T73">void assign_craft(const Aircraft&amp; aircraft);</text:span></text:p>
      <text:p text:style-name="P51"><text:tab/><text:tab/>Permet d'assigner un avion à un terminal.</text:p>
      <text:p text:style-name="P51"><text:tab/><text:span text:style-name="T73">void start_service(const Aircraft&amp; aircraft);</text:span></text:p>
      <text:p text:style-name="P51"><text:tab/><text:tab/>méthode qui indique le démarrage du service d'un avion et initialise la progression du serv<text:span text:style-name="T71">ic</text:span>e <text:tab/><text:tab/>à 0.</text:p>
      <text:p text:style-name="P51"><text:tab/><text:span text:style-name="T73">void finish_service();</text:span></text:p>
      <text:p text:style-name="P51"><text:tab/><text:tab/>Permet de libérer a place s'il il n'y a plus d'avion dans le terminal et d’annoncer avec un <text:tab/><text:tab/><text:tab/>message que le service est fini pour l'avion qui vient de partir.</text:p>
      <text:p text:style-name="P51"><text:tab/><text:span text:style-name="T73">void move() override;</text:span></text:p>
      <text:p text:style-name="P41"><text:span text:style-name="T57"><text:tab/><text:tab/>Cette méthode avance</text:span> le service de l'avion.</text:p>
      <text:p text:style-name="P41"/>
      <text:p text:style-name="P29"><text:soft-page-break/>Réalisez ensuite un schéma entre ces différentes classes pour illustrer comment elles interagissent ensemble.</text:p>
      <text:p text:style-name="P41"/>
      <text:p text:style-name="P41"><draw:line text:anchor-type="paragraph" draw:z-index="7" draw:name="Forme7" draw:style-name="gr2" draw:text-style-name="P106" svg:x1="1.579cm" svg:y1="2.339cm" svg:x2="5.437cm" svg:y2="0.443cm"><text:p/></draw:line><draw:custom-shape text:anchor-type="paragraph" draw:z-index="0" draw:name="Forme1" draw:style-name="gr9" draw:text-style-name="P111" svg:width="3.352cm" svg:height="1.347cm" svg:x="5.745cm" svg:y="0.023cm"><text:p text:style-name="P110">Tow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1"><draw:line text:anchor-type="paragraph" draw:z-index="4" draw:name="Forme4" draw:style-name="gr8" draw:text-style-name="P109" svg:x1="12.7cm" svg:y1="1.543cm" svg:x2="9.216cm" svg:y2="0cm"><text:p/></draw:line><draw:line text:anchor-type="paragraph" draw:z-index="8" draw:name="Forme3_0" draw:style-name="gr1" draw:text-style-name="P106" svg:x1="2.505cm" svg:y1="1.852cm" svg:x2="5.437cm" svg:y2="0.418cm"><text:p/></draw:line></text:p>
      <text:p text:style-name="P41"/>
      <text:p text:style-name="P41"><draw:line text:anchor-type="paragraph" draw:z-index="10" draw:name="Forme2_0" draw:style-name="gr4" draw:text-style-name="P106" svg:x1="7.221cm" svg:y1="3.722cm" svg:x2="7.242cm" svg:y2="0.018cm"><text:p/></draw:line></text:p>
      <text:p text:style-name="P41"><draw:custom-shape text:anchor-type="paragraph" draw:z-index="3" draw:name="Forme1_2" draw:style-name="gr9" draw:text-style-name="P111" svg:width="3.352cm" svg:height="1.347cm" svg:x="11.478cm" svg:y="0.194cm"><text:p text:style-name="P110">Aircraf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1"><draw:custom-shape text:anchor-type="paragraph" draw:z-index="1" draw:name="Forme1_0" draw:style-name="gr10" draw:text-style-name="P111" svg:width="3.352cm" svg:height="1.347cm" svg:x="0.101cm" svg:y="0.041cm"><text:p text:style-name="P110">Airpor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1"/>
      <text:p text:style-name="P41"><draw:line text:anchor-type="paragraph" draw:z-index="5" draw:name="Forme5" draw:style-name="gr7" draw:text-style-name="P109" svg:x1="12.624cm" svg:y1="0.319cm" svg:x2="9.296cm" svg:y2="2.591cm"><text:p/></draw:line></text:p>
      <text:p text:style-name="P41"><draw:line text:anchor-type="paragraph" draw:z-index="6" draw:name="Forme6" draw:style-name="gr6" draw:text-style-name="P106" svg:x1="5.547cm" svg:y1="2.149cm" svg:x2="1.887cm" svg:y2="0.032cm"><text:p/></draw:line></text:p>
      <text:p text:style-name="P41"/>
      <text:p text:style-name="P41"><draw:custom-shape text:anchor-type="paragraph" draw:z-index="2" draw:name="Forme1_1" draw:style-name="gr9" draw:text-style-name="P111" svg:width="3.352cm" svg:height="1.347cm" svg:x="5.766cm" svg:y="0.469cm"><text:p text:style-name="P110">Terminal</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1" draw:name="Forme9" draw:style-name="gr3" draw:text-style-name="P107" svg:width="6.959cm" svg:height="1.668cm" svg:x="11.906cm" svg:y="0.277cm"><draw:text-box><text:p><text:span text:style-name="T111">Légendes </text:span><text:span text:style-name="T111">Schéma :</text:span></text:p><text:p><text:span text:style-name="T111">A</text:span><text:span text:style-name="T111"><text:tab/></text:span><text:span text:style-name="T111"> <text:s text:c="5"/>B : </text:span><text:span text:style-name="T111">A.hpp inclus </text:span><text:span text:style-name="T111">B.hpp</text:span></text:p><text:p><text:span text:style-name="T111">A</text:span><text:span text:style-name="T111"><text:tab/></text:span><text:span text:style-name="T111"> <text:s text:c="5"/>B : </text:span><text:span text:style-name="T111">A.cpp inclus </text:span><text:span text:style-name="T111">B.hpp</text:span></text:p></draw:text-box></draw:frame></text:p>
      <text:p text:style-name="P41"/>
      <text:p text:style-name="P41"><draw:line text:anchor-type="paragraph" draw:z-index="12" draw:name="Forme7_1" draw:style-name="gr2" draw:text-style-name="P106" svg:x1="12.492cm" svg:y1="0.018cm" svg:x2="13.838cm" svg:y2="0.018cm"><text:p/></draw:line></text:p>
      <text:p text:style-name="P41"><draw:line text:anchor-type="paragraph" draw:z-index="13" draw:name="Forme3_2" draw:style-name="gr1" draw:text-style-name="P106" svg:x1="13.841cm" svg:y1="0.041cm" svg:x2="12.451cm" svg:y2="0.041cm"><text:p/></draw:line></text:p>
      <text:p text:style-name="P41"/>
      <text:p text:style-name="P41"><draw:frame text:anchor-type="paragraph" draw:z-index="9" draw:name="Forme8" draw:style-name="gr5" draw:text-style-name="P108" svg:width="14.265cm" svg:height="0.662cm" svg:x="0.85cm" svg:y="0.049cm"><draw:text-box><text:p text:style-name="P106">Graphe d’inclusions étendus entre les fichiers Tower, Aircraft, Terminal, Airport</text:p></draw:text-box></draw:frame></text:p>
      <text:p text:style-name="P41"/>
      <text:p text:style-name="P69"/>
      <text:p text:style-name="P69">Quelles classes et fonctions sont impliquées dans la génération du chemin d'un avion ?</text:p>
      <text:p text:style-name="P69"/>
      <text:p text:style-name="P67">Les classes impliqués dans la génération du chemin d'avion sont Aircraft, Tower et Waypoint. La méthode qui gère le chemin de l'avion est Tower::get_instructions(Aircraft&amp; aircraft), donc toute les fonctions appelé dedans gère le déplacement d'un avion.</text:p>
      <text:p text:style-name="P41"/>
      <text:p text:style-name="P68">Quel conteneur de la librairie standard a été choisi pour représenter le chemin ?</text:p>
      <text:p text:style-name="P68">Expliquez pourquoi ce choix a été fait.</text:p>
      <text:p text:style-name="P73"/>
      <text:p text:style-name="P66">using WaypointQueue = std::deque&lt;Waypoint&gt;;</text:p>
      <text:p text:style-name="P66">Le conteneur utilisé pour représenter les chemins est std::deque car les opérations utilisées sont en complexités constantes.</text:p>
      <text:p text:style-name="P41"/>
      <text:h text:style-name="P20" text:outline-level="2"><text:bookmark-start text:name="__RefHeading___Toc1481_1211025334"/><text:span text:style-name="T67">C</text:span>- <text:span text:style-name="T72">Bidouillons !</text:span><text:bookmark-end text:name="__RefHeading___Toc1481_1211025334"/></text:h>
      <text:p text:style-name="P60"/>
      <text:list xml:id="list2983305654" text:style-name="L1">
        <text:list-item>
          <text:p text:style-name="P27">Déterminez à quel endroit du code sont définies les vitesses maximales et accélération de chaque avion. Le Concorde est censé pouvoir voler plus vite que les autres avions. Modifiez le programme pour tenir compte de cela.</text:p>
          <text:p text:style-name="P28"/>
          <text:p text:style-name="P32"><text:span text:style-name="T83">Les vitesses maximales d'accélération de chaque avion sont défini dans </text:span><text:span text:style-name="T90">aircraft_types</text:span><text:span text:style-name="T87">.hp</text:span><text:span text:style-name="T89">p</text:span></text:p>
          <text:p text:style-name="P33"><text:span text:style-name="T91">O</text:span><text:span text:style-name="T92">n modifie </text:span><text:span text:style-name="T93">les valeurs à l’initialisation du Concorde pour qu’il aille plus vite que les autres avions : </text:span></text:p>
          <text:p text:style-name="P39"/>
          <text:p text:style-name="P33"><text:span text:style-name="T82">aircraft_types[</text:span><text:span text:style-name="T94">2</text:span><text:span text:style-name="T81">] = </text:span><text:span text:style-name="T95">new </text:span><text:span text:style-name="T81">AircraftType {</text:span><text:span text:style-name="T94">.05f</text:span><text:span text:style-name="T95">, </text:span><text:span text:style-name="T94">.10f</text:span><text:span text:style-name="T95">, </text:span><text:span text:style-name="T94">.05f</text:span><text:span text:style-name="T95">, </text:span><text:span text:style-name="T81">MediaPath { </text:span><text:span text:style-name="T96">"concorde_af.png" </text:span><text:span text:style-name="T81">} }</text:span><text:span text:style-name="T95">;</text:span></text:p>
          <text:p text:style-name="P43"/>
        </text:list-item>
        <text:list-item>
          <text:p text:style-name="P27">Identifiez quelle variable contrôle le framerate de la simulation.</text:p>
          <text:p text:style-name="P27"/>
          <text:p text:style-name="P32"><text:span text:style-name="T83">La variable qui gère le framerate de la simulation est la variable </text:span><text:span text:style-name="T88">ticks_per_sec</text:span><text:span text:style-name="T83"> de la classe opengl_interface.hpp. </text:span></text:p>
          <text:p text:style-name="P40"/>
          <text:p text:style-name="P27"><text:soft-page-break/>Ajoutez deux nouveaux inputs au programme permettant d'augmenter ou de diminuer cette valeur. Essayez maintenant de mettre en pause le programme en manipulant ce framerate. Que se passe-t-il ?</text:p>
          <text:p text:style-name="P27"/>
          <text:p text:style-name="P32"><text:span text:style-name="T83">Pour l'augmenter, il faut appuyer sur la touche 'a' et pour le diminuer sur la touche 'z'. L</text:span><text:span text:style-name="T85">or</text:span><text:span text:style-name="T86">s</text:span><text:span text:style-name="T85">qu’on essaie de mettre en pause le programme en manipulant ce framerate, on observe qu’il reste bloqué.</text:span></text:p>
          <text:p text:style-name="P40"/>
          <text:p text:style-name="P44">Ajoutez une nouvelle fonctionnalité au programme pour mettre le programme en pause, et qui ne passe pas par le framerate. </text:p>
          <text:p text:style-name="P44"/>
          <text:p text:style-name="P32"><text:span text:style-name="T83">On ne peux pas mettre la vitesse du framerate. Pour stopper le programme, on peux utiliser un booléen </text:span><text:span text:style-name="T84">qui met sur pause ‘</text:span><text:span text:style-name="T85">is_paused ‘</text:span><text:span text:style-name="T83">. </text:span></text:p>
          <text:p text:style-name="P27"/>
        </text:list-item>
        <text:list-item>
          <text:p text:style-name="P27">Identifiez quelle variable contrôle le temps de débarquement des avions et doublez-le.</text:p>
          <text:p text:style-name="P27"/>
          <text:p text:style-name="P32"><text:span text:style-name="T83">Dans la classe config.hpp:, c’est la variable const expr unsigned int </text:span><text:span text:style-name="T88">SERVICE_CYCLES </text:span><text:span text:style-name="T83">= 40u; qui contrôle le temps.</text:span><text:span text:style-name="T62"><text:line-break/></text:span></text:p>
        </text:list-item>
        <text:list-item>
          <text:p text:style-name="P32"><text:span text:style-name="T38">L</text:span><text:span text:style-name="T36">orsqu'un avion a décollé, il réatterrit peu de temps après. Faites en sorte qu'à la place, il soit retiré du programme. Indices : A quel endroit pouvez-vous savoir que l'avion doit être supprimé ?</text:span></text:p>
          <text:p text:style-name="P45">Pourquoi n'est-il pas sûr de procéder au retrait de l'avion dans cette fonction ? </text:p>
          <text:p text:style-name="P34"><text:span text:style-name="T36">A quel endroit de la callstack pourriez-vous le faire à la place ?</text:span><text:span text:style-name="T19"> </text:span></text:p>
          <text:p text:style-name="P45">Que devez-vous modifier pour transmettre l'information de la première à la seconde fonction ?</text:p>
          <text:p text:style-name="P44"/>
          <text:p text:style-name="P32"><text:span text:style-name="T7">On sait lorsque l’avion doit être supprimé grâce</text:span><text:span text:style-name="T5"> à la </text:span><text:span text:style-name="T9">méthode</text:span><text:span text:style-name="T5"> move, qui sait quand on atteint le dernier Waypoint du chemin </text:span><text:span text:style-name="T7">en retournant True</text:span><text:span text:style-name="T5">. </text:span><text:span text:style-name="T6">On modifie</text:span><text:span text:style-name="T4"> </text:span><text:span text:style-name="T5">l</text:span><text:span text:style-name="T8">es</text:span><text:span text:style-name="T4"> fonction</text:span><text:span text:style-name="T8">s qui utilise la méthode move().</text:span></text:p>
          <text:p text:style-name="P50"/>
          <text:p text:style-name="P46"/>
        </text:list-item>
        <text:list-item>
          <text:p text:style-name="P32"><text:span text:style-name="T36">Lorsqu'un objet de type </text:span><text:span text:style-name="Source_20_Text"><text:span text:style-name="T36">Displayable</text:span></text:span><text:span text:style-name="T36"> est créé, il faut ajouter celui-ci manuellement dans la liste des objets à afficher. Il faut également penser à le supprimer de cette liste avant de le détruire. Faites en sorte que l'ajout et la suppression de </text:span><text:span text:style-name="Source_20_Text"><text:span text:style-name="T36">display_queue</text:span></text:span><text:span text:style-name="T36"> soit "automatiquement gérée" lorsqu'un </text:span><text:span text:style-name="Source_20_Text"><text:span text:style-name="T36">Displayable</text:span></text:span><text:span text:style-name="T36"> est créé ou détruit. Pourquoi n'est-il pas spécialement pertinent d'en faire de même pour </text:span><text:span text:style-name="Source_20_Text"><text:span text:style-name="T36">DynamicObject</text:span></text:span><text:span text:style-name="T36"> ?</text:span></text:p>
          <text:p text:style-name="P47"/>
          <text:p text:style-name="P35"><text:span text:style-name="T20">E</text:span><text:span text:style-name="T21">n </text:span><text:span text:style-name="T22">ajoutant le</text:span><text:span text:style-name="T21"> champ dispay_queue statique </text:span><text:span text:style-name="T22">dans</text:span><text:span text:style-name="T21"> la classe Displayable, nous pouvons accéder à ce champs depuis le constructeur et le destructeur sans avoir à les définir en dehors de la classe. </text:span><text:span text:style-name="T23">Il n’est donc pas spécialement pertinent d’en faire de même pour DynamicObject si le champ </text:span><text:span text:style-name="T21">dispay_queue </text:span><text:span text:style-name="T23">est statique.</text:span></text:p>
        </text:list-item>
      </text:list>
      <text:p text:style-name="P48"/>
      <text:p text:style-name="P48"/>
      <text:list xml:id="list211718339998190" text:continue-numbering="true" text:style-name="L1">
        <text:list-item>
          <text:p text:style-name="P36"><text:span text:style-name="T36">La tour de contrôle a besoin de stocker pour tout </text:span><text:span text:style-name="Source_20_Text"><text:span text:style-name="T36">Aircraft</text:span></text:span><text:span text:style-name="T36"> le </text:span><text:span text:style-name="Source_20_Text"><text:span text:style-name="T36">Terminal</text:span></text:span><text:span text:style-name="T36"> qui lui est actuellement attribué, afin de pouvoir le libérer une fois que l'avion décolle. Cette information est actuellement enregistrée dans un </text:span><text:span text:style-name="Source_20_Text"><text:span text:style-name="T36">std::vector&lt;std::pair&lt;const Aircraft*, size_t&gt;&gt;</text:span></text:span><text:span text:style-name="T36"> (size_t représentant l'indice du terminal). Cela fait que la recherche du terminal associé à un avion est réalisée en temps linéaire, par rapport au nombre total de terminaux. Cela n'est pas grave tant que ce nombre est petit, mais pour préparer l'avenir, on aimerait bien remplacer le vector par un conteneur qui garantira des opérations efficaces, même s'il y a beaucoup de terminaux.</text:span></text:p>
          <text:p text:style-name="P36"><text:span text:style-name="T36">Modifiez le code afin d'utiliser un conteneur STL plus adapté. Normalement, à la fin, la fonction </text:span><text:span text:style-name="Source_20_Text"><text:span text:style-name="T36">find_craft_and_terminal(const Aicraft&amp;)</text:span></text:span><text:span text:style-name="T36"> ne devrait plus être nécessaire.</text:span></text:p>
          <text:p text:style-name="P44"/>
          <text:p text:style-name="P37"><text:span text:style-name="T11">O</text:span><text:span text:style-name="T12">n peut utiliser une map ou une unordered map, afin de récupérer l’index du terminal de </text:span><text:span text:style-name="T13">Aircraft</text:span><text:span text:style-name="T12"> </text:span><text:span text:style-name="T14">dont l’accès est de</text:span><text:span text:style-name="T12"> O(1).</text:span></text:p>
        </text:list-item>
      </text:list>
      <text:h text:style-name="P19" text:outline-level="2"><text:bookmark-start text:name="__RefHeading___Toc1483_1211025334"/><text:soft-page-break/>D- Théorie<text:bookmark-end text:name="__RefHeading___Toc1483_1211025334"/></text:h>
      <text:list xml:id="list1349360368" text:style-name="L2">
        <text:list-item>
          <text:p text:style-name="P59"><text:bookmark-start text:name="__RefHeading___Toc1485_1211025334"/><text:span text:style-name="T36">Comment a-t-on fait pour que seule la classe </text:span><text:span text:style-name="Source_20_Text"><text:span text:style-name="T36">Tower</text:span></text:span><text:span text:style-name="T36"> puisse réserver un terminal de l'aéroport ?</text:span><text:bookmark-end text:name="__RefHeading___Toc1485_1211025334"/></text:p>
          <text:p text:style-name="P59"><text:span text:style-name="Emphasis"><text:span text:style-name="T25"/></text:span></text:p>
          <text:p text:style-name="P59"><text:bookmark-start text:name="__RefHeading___Toc1487_1211025334"/><text:span text:style-name="Emphasis"><text:span text:style-name="T25">Pour que seule la classe Tower puisse réserver un terminal de l’aéroport </text:span></text:span><text:span text:style-name="Emphasis"><text:span text:style-name="T24">car c’est la seule classe qui fourni les instructions nécessaires aux avions et donc de réserver des terminaux aux avions.</text:span></text:span><text:bookmark-end text:name="__RefHeading___Toc1487_1211025334"/></text:p>
          <text:p text:style-name="P59"><text:span text:style-name="Emphasis"><text:span text:style-name="T24"/></text:span></text:p>
        </text:list-item>
        <text:list-item>
          <text:p text:style-name="P59"><text:bookmark-start text:name="__RefHeading___Toc1489_1211025334"/><text:span text:style-name="T41">En regardant le contenu de la fonction </text:span><text:span text:style-name="Source_20_Text"><text:span text:style-name="T41">void Aircraft::turn(Point3D direction)</text:span></text:span><text:span text:style-name="T41">, pourquoi selon-vous ne sommes-nous pas passer par une référence ? </text:span><text:bookmark-end text:name="__RefHeading___Toc1489_1211025334"/></text:p>
          <text:p text:style-name="P59"><text:span text:style-name="T52"/></text:p>
          <text:p text:style-name="P59"><text:bookmark-start text:name="__RefHeading___Toc1491_1211025334"/><text:span text:style-name="T52">N</text:span><text:span text:style-name="T51">ous ne sommes pas pass</text:span><text:span text:style-name="T53">é</text:span><text:span text:style-name="T51"> par une référence car plusieurs </text:span><text:span text:style-name="T53">avions peuvent avoir les mêmes Waypoint et que</text:span><text:span text:style-name="Emphasis"><text:span text:style-name="T54"> la méthode </text:span></text:span><text:span text:style-name="Source_20_Text"><text:span text:style-name="T55">turn</text:span></text:span><text:span text:style-name="Emphasis"><text:span text:style-name="T54"> modifie les valeurs du point, on ne veut donc pas que les modifications se propagent.</text:span></text:span><text:bookmark-end text:name="__RefHeading___Toc1491_1211025334"/></text:p>
          <text:p text:style-name="P59"><text:span text:style-name="Emphasis"><text:span text:style-name="T54"/></text:span></text:p>
        </text:list-item>
        <text:list-item>
          <text:p text:style-name="P59"><text:bookmark-start text:name="__RefHeading___Toc1493_1211025334"/><text:span text:style-name="T41">Pensez-vous qu'il soit possible d'éviter la copie du </text:span><text:span text:style-name="Source_20_Text"><text:span text:style-name="T41">Point3D</text:span></text:span><text:span text:style-name="T41"> passé en paramètre ?</text:span><text:bookmark-end text:name="__RefHeading___Toc1493_1211025334"/></text:p>
          <text:p text:style-name="P59"><text:span text:style-name="Emphasis"/></text:p>
          <text:p text:style-name="P59"><text:span text:style-name="Emphasis"><text:span text:style-name="T69">La copie du Point3D n’est pas possible car la mise à jour d’un ch</text:span></text:span><text:span text:style-name="Emphasis"><text:span text:style-name="T70">a</text:span></text:span><text:span text:style-name="Emphasis"><text:span text:style-name="T69">mp Point3D crée dans une classe Aircraft sera plus difficile à manipuler que de passer par une copie ce qui est plus simple.</text:span></text:span></text:p>
        </text:list-item>
      </text:list>
      <text:h text:style-name="P11" text:outline-level="1"><text:bookmark-start text:name="__RefHeading___Toc1495_1211025334"/>Task_<text:span text:style-name="T66">1</text:span><text:bookmark-end text:name="__RefHeading___Toc1495_1211025334"/></text:h>
      <text:p text:style-name="P75"><text:bookmark text:name="gestion-m%C3%A9moire"/>Gestion mémoire</text:p>
      <text:h text:style-name="Heading_20_2" text:outline-level="2"><text:bookmark-start text:name="__RefHeading___Toc1497_1211025334"/><text:bookmark text:name="analyse-de-la-gestion-des-avions"/>Analyse de la gestion des avions<text:bookmark-end text:name="__RefHeading___Toc1497_1211025334"/></text:h>
      <text:p text:style-name="P72">S<text:span text:style-name="T33">i à un moment quelconque du programme, vous souhaitiez accéder à l'avion ayant le numéro de vol "AF1250", que devriez-vous faire ?</text:span></text:p>
      <text:p text:style-name="P71"/>
      <text:p text:style-name="P70">Pour accéder aux avions déjà lancés dans le programme, nous devons créer une classe dans lequel nous aurons un champ qui représente la liste des avions existant.</text:p>
      <text:p text:style-name="P49"/>
      <text:p text:style-name="P24"/>
      <text:h text:style-name="P17" text:outline-level="2"><text:bookmark-start text:name="__RefHeading___Toc1499_1211025334"/>Objectif 1 - Référencement des avions<text:bookmark-end text:name="__RefHeading___Toc1499_1211025334"/></text:h>
      <text:list xml:id="list211717328293858" text:continue-list="list211717636999783" text:style-name="List_20_1">
        <text:list-item>
          <text:h text:style-name="Heading_20_3" text:outline-level="3"><text:bookmark-start text:name="__RefHeading___Toc1501_1211025334"/>A - Choisir l'architecture<text:bookmark-end text:name="__RefHeading___Toc1501_1211025334"/></text:h>
        </text:list-item>
      </text:list>
      <text:list xml:id="list397129015" text:style-name="L3">
        <text:list-item>
          <text:p text:style-name="P102"><text:span text:style-name="T29">C</text:span><text:span text:style-name="T28">réer une nouvelle classe </text:span><text:span text:style-name="Source_20_Text"><text:span text:style-name="T31">AircraftManager</text:span></text:span></text:p>
          <text:p text:style-name="P103"><text:span text:style-name="Source_20_Text"><text:span text:style-name="T26">Pour :</text:span></text:span></text:p>
          <text:list>
            <text:list-item>
              <text:p text:style-name="P104"><text:span text:style-name="Source_20_Text"><text:span text:style-name="T27">Les classes sont mieux organisé en ayant une classe AircraftManager uniquement consacrée à la gestion des avions. Toute classe doit posséder une seule responsabilité.</text:span></text:span></text:p>
            </text:list-item>
          </text:list>
        </text:list-item>
      </text:list>
      <text:p text:style-name="P4"><text:span text:style-name="Source_20_Text"><text:span text:style-name="T27"><text:tab/>Contre :</text:span></text:span></text:p>
      <text:list xml:id="list2270867169" text:style-name="L4">
        <text:list-item>
          <text:list>
            <text:list-item>
              <text:p text:style-name="P105"><text:span text:style-name="Source_20_Text"><text:span text:style-name="T27">Pour l’utilisation de cette classe dans une autre, nous devons passer par une référence pour y avoir accès</text:span></text:span></text:p>
              <text:p text:style-name="P105"><text:span text:style-name="Source_20_Text"><text:span text:style-name="T27"/></text:span></text:p>
            </text:list-item>
          </text:list>
        </text:list-item>
      </text:list>
      <text:list xml:id="list211717919074796" text:continue-list="list397129015" text:style-name="L3">
        <text:list-item>
          <text:p text:style-name="P102"><text:span text:style-name="Source_20_Text"><text:span text:style-name="T30">D</text:span></text:span><text:span text:style-name="Source_20_Text"><text:span text:style-name="T31">onner ce rôle à une classe existante.</text:span></text:span></text:p>
          <text:p text:style-name="P104"><text:span text:style-name="Source_20_Text"><text:span text:style-name="T27">Pour :</text:span></text:span></text:p>
          <text:list>
            <text:list-item>
              <text:p text:style-name="P104"><text:span text:style-name="Source_20_Text"><text:span text:style-name="T27">Moins de classe à gérer en évitant la création d’une classe en plus.</text:span></text:span></text:p>
            </text:list-item>
          </text:list>
        </text:list-item>
      </text:list>
      <text:p text:style-name="P4"><text:span text:style-name="Source_20_Text"><text:span text:style-name="T27"><text:tab/>Contre :</text:span></text:span></text:p>
      <text:list xml:id="list211717356843575" text:continue-numbering="true" text:style-name="L3">
        <text:list-item>
          <text:list>
            <text:list-item>
              <text:p text:style-name="P104"><text:span text:style-name="Source_20_Text"><text:span text:style-name="T27">Si l’on veut utiliser seulement la gestion d’un avion dans une autre classe en la passant en référence, la moitié de cette classe référencé sera inutile.</text:span></text:span></text:p>
            </text:list-item>
            <text:list-item>
              <text:p text:style-name="P104"><text:span text:style-name="Source_20_Text"><text:span text:style-name="T27">La classe sera surchargé et ne sera pas explicite.</text:span></text:span></text:p>
            </text:list-item>
          </text:list>
        </text:list-item>
      </text:list>
      <text:p text:style-name="P49"/>
      <text:list xml:id="list211717810438121" text:continue-list="list211717328293858" text:style-name="List_20_1">
        <text:list-item>
          <text:h text:style-name="Heading_20_3" text:outline-level="3"><text:bookmark-start text:name="__RefHeading___Toc1503_1211025334"/><text:bookmark text:name="user-content-b---déterminer-le-propriétaire-de-chaque-avion"/>B - Déterminer le propriétaire de chaque avion<text:bookmark-end text:name="__RefHeading___Toc1503_1211025334"/></text:h>
        </text:list-item>
      </text:list>
      <text:list xml:id="list2342241489" text:style-name="L5">
        <text:list-item>
          <text:p text:style-name="P78"><text:span text:style-name="T44">Qui est responsable de détruire les avions du programme ? (si vous ne trouvez pas, faites/continuez l</text:span><text:span text:style-name="T36">a question 4 dans TASK_</text:span><text:span text:style-name="T37">0</text:span><text:span text:style-name="T36">)</text:span></text:p>
          <text:p text:style-name="P85"><text:span text:style-name="T45">La classe </text:span><text:span text:style-name="T49">AircraftManager</text:span><text:span text:style-name="T45"> <text:s/></text:span><text:span text:style-name="T46">est </text:span><text:span text:style-name="T45">responsable de détruire les avions du programme. </text:span><text:span text:style-name="T47">Mais aussi la classe </text:span><text:span text:style-name="T50">opengl_interface</text:span><text:span text:style-name="T47"> avec la méthode </text:span><text:span text:style-name="T50">timer()</text:span><text:span text:style-name="T47"> qui s’occupe de supprimer un avion en fonction de la méthode </text:span><text:span text:style-name="T50">move()</text:span><text:span text:style-name="T47">.</text:span></text:p>
        </text:list-item>
        <text:list-item>
          <text:p text:style-name="P89">Quelles autres structures contiennent une référence sur un avion au moment où il doit être détruit ?</text:p>
          <text:p text:style-name="P92"><text:soft-page-break/><text:span text:style-name="T104">Les structures </text:span><text:span text:style-name="T3">display_queue</text:span><text:span text:style-name="T104"> et </text:span><text:span text:style-name="T3">move_queue</text:span><text:span text:style-name="T104"> font référence aux avions au moment de la destruction.</text:span> </text:p>
        </text:list-item>
        <text:list-item>
          <text:p text:style-name="P90">Comment fait-on pour supprimer la référence sur un avion qui va être détruit dans ces structures ?</text:p>
          <text:p text:style-name="P77"><text:span text:style-name="T99">On utilise la méthode </text:span><text:span text:style-name="T102">erase</text:span><text:span text:style-name="T99">, pour supprimer la référence </text:span><text:span text:style-name="T100">sur un avion.</text:span></text:p>
        </text:list-item>
        <text:list-item>
          <text:p text:style-name="P91"><text:span text:style-name="T98">Pourquoi n'est-il pas très judicieux d'essayer d'appliquer la même chose pour votre </text:span><text:span text:style-name="Source_20_Text"><text:span text:style-name="T98">AircraftManager</text:span></text:span><text:span text:style-name="T98"> ?</text:span></text:p>
          <text:p text:style-name="P93"><text:span text:style-name="T103">En appliquant la même chose dans la classe </text:span>AircraftManager, <text:span text:style-name="T103">on risque de perdre la responsabilité unique de la classe Aircraft. On doit donc extend la classe AircraftManager dans la class Aircraft.</text:span></text:p>
        </text:list-item>
      </text:list>
      <text:p text:style-name="P97"/>
      <text:p text:style-name="P24"/>
      <text:h text:style-name="P21" text:outline-level="2"><text:bookmark-start text:name="__RefHeading___Toc1505_1211025334"/>Objec<text:span text:style-name="T63">tif </text:span><text:span text:style-name="T32">2 - Usine à avions</text:span><text:bookmark-end text:name="__RefHeading___Toc1505_1211025334"/></text:h>
      <text:list xml:id="list211717983110821" text:continue-list="list211717810438121" text:style-name="List_20_1">
        <text:list-item>
          <text:h text:style-name="Heading_20_3" text:outline-level="3"><text:bookmark-start text:name="__RefHeading___Toc1507_1211025334"/>A - <text:span text:style-name="T34">Création d'une factory</text:span><text:bookmark-end text:name="__RefHeading___Toc1507_1211025334"/></text:h>
        </text:list-item>
      </text:list>
      <text:p text:style-name="P94"><text:span text:style-name="T107">On implémente la classe AircraftFactory, qui permettra de gérer de ai</text:span><text:span text:style-name="T101">r</text:span><text:span text:style-name="T107">crafts, dans tower_sim.</text:span></text:p>
      <text:p text:style-name="P95">On a déplacé les méthodes init_aircraft_types, create_aircraft et create_random_aircraft dans AircraftFactory</text:p>
      <text:list xml:id="list211716456963317" text:continue-numbering="true" text:style-name="List_20_1">
        <text:list-item>
          <text:h text:style-name="Heading_20_3" text:outline-level="3"><text:bookmark-start text:name="__RefHeading___Toc1509_1211025334"/>B - Conflits<text:bookmark-end text:name="__RefHeading___Toc1509_1211025334"/></text:h>
        </text:list-item>
      </text:list>
      <text:p text:style-name="P99"><text:span text:style-name="T35">La classe contient une liste des numéros d’avions qui vérifie si le numéro de vol existe déjà.</text:span></text:p>
      <text:p text:style-name="Text_20_body"/>
      <text:p text:style-name="Text_20_body"/>
      <text:p text:style-name="Text_20_body"/>
      <text:p text:style-name="Text_20_body"/>
      <text:p text:style-name="P96"/>
      <text:h text:style-name="P10" text:outline-level="1"><text:bookmark-start text:name="__RefHeading___Toc1511_1211025334"/>Task_2<text:bookmark-end text:name="__RefHeading___Toc1511_1211025334"/></text:h>
      <text:p text:style-name="P76">Objectifs 1 et 2</text:p>
      <text:p text:style-name="P79"><text:span text:style-name="T104">Le but de cette Task_2, a été de simplifier notre code en s’aidant des algorithmes vu en cours qui permettent d’écrire en une ligne au lieu de parcourir les éléments qui applique une fonction lambda donné en paramètre. On a eu l’utilisation de std::transform, std::removeif, std::reduce…</text:span></text:p>
      <text:p text:style-name="P98">Cette Task permet aussi d’implémenter la gestion de l’essence, qui va permettre de gérer les avions qui peuvent ou non Crash. <text:span text:style-name="T105">Nous gérons aussi la libération de l’avion s’il a déjà réservé un terminal.</text:span></text:p>
      <text:p text:style-name="P98"/>
      <text:p text:style-name="P25"><text:span text:style-name="T56"/></text:p>
      <text:h text:style-name="P16" text:outline-level="1"><text:bookmark-start text:name="__RefHeading___Toc1513_1211025334"/>Task_<text:span text:style-name="T106">3</text:span><text:bookmark-end text:name="__RefHeading___Toc1513_1211025334"/></text:h>
      <text:h text:style-name="Heading_20_1" text:outline-level="1"><text:bookmark-start text:name="__RefHeading___Toc1515_1211025334"/>Assertions et exceptions<text:bookmark-end text:name="__RefHeading___Toc1515_1211025334"/></text:h>
      <text:h text:style-name="Heading_20_2" text:outline-level="2"><text:bookmark-start text:name="__RefHeading___Toc1517_1211025334"/>Objectif 1 - <text:span text:style-name="T108">Objectif 2</text:span><text:bookmark-end text:name="__RefHeading___Toc1517_1211025334"/></text:h>
      <text:p text:style-name="P80"><text:span text:style-name="T108">Dans cette Task_3 nous avons ajouter les exceptions et assertions dans différentes méthodes, surtout avec la gestion des try catch ce qui est plus efficace pour savoir quel est l’erreur rencontrés.</text:span></text:p>
      <text:p text:style-name="P80"/>
      <text:p text:style-name="P26"><text:span text:style-name="T56"/></text:p>
      <text:h text:style-name="P14" text:outline-level="1"><text:bookmark-start text:name="__RefHeading___Toc1519_1211025334"/><text:span text:style-name="T109">Task_</text:span><text:span text:style-name="T108">4</text:span><text:bookmark-end text:name="__RefHeading___Toc1519_1211025334"/></text:h>
      <text:p text:style-name="P100"/>
      <text:list xml:id="list2423400500" text:style-name="L14">
        <text:list-item>
          <text:p text:style-name="P81"><text:span text:style-name="T39">Dans la fonction </text:span><text:span text:style-name="Source_20_Text"><text:span text:style-name="T40">test_generic_points</text:span></text:span><text:span text:style-name="T39">, essayez d'instancier un </text:span><text:span text:style-name="Source_20_Text"><text:span text:style-name="T40">Point2D</text:span></text:span><text:span text:style-name="T39"> avec 3 arguments. Que se passe-t-il ? Comment pourriez-vous expliquer que cette erreur ne se produise que maintenant ?</text:span></text:p>
          <text:p text:style-name="P86"><text:span text:style-name="T48">Lorsque l’on instancie un Point2D avec trois arguments, le compilateur nous dit qu’il ya trop de paramètres. Cela arrive seulement maintenant car on a utilisé des alias.</text:span></text:p>
        </text:list-item>
        <text:list-item>
          <text:p text:style-name="P81"><text:span text:style-name="T42">Que se passe-t-il maintenant si vous essayez d'instancier un </text:span><text:span text:style-name="Source_20_Text"><text:span text:style-name="T43">Point3D</text:span></text:span><text:span text:style-name="T39"> </text:span><text:span text:style-name="T42">avec 2 arguments ? Utilisez un </text:span><text:span text:style-name="Source_20_Text"><text:span text:style-name="T43">static_assert</text:span></text:span><text:span text:style-name="Source_20_Text"><text:span text:style-name="T40"> </text:span></text:span><text:span text:style-name="T42">afin de vous assurez que personne ne puisse initialiser un </text:span><text:span text:style-name="Source_20_Text"><text:span text:style-name="T43">Point3D</text:span></text:span><text:span text:style-name="Source_20_Text"><text:span text:style-name="T40"> </text:span></text:span><text:span text:style-name="T42">avec seulement deux éléments. Faites en de même dans les fonctions </text:span><text:span text:style-name="Source_20_Text"><text:span text:style-name="T43">y()</text:span></text:span><text:span text:style-name="Source_20_Text"><text:span text:style-name="T40"> </text:span></text:span><text:span text:style-name="T42">et </text:span><text:span text:style-name="Source_20_Text"><text:span text:style-name="T43">z()</text:span></text:span><text:span text:style-name="T42">, pour vérifier que l'on ne puisse pas les appeler sur des </text:span><text:span text:style-name="Source_20_Text"><text:span text:style-name="T43">Point</text:span></text:span><text:span text:style-name="Source_20_Text"><text:span text:style-name="T40"> </text:span></text:span><text:span text:style-name="T42">qui n'ont pas la dimension minimale requise.</text:span></text:p>
          <text:p text:style-name="P86"><text:span text:style-name="T48">Si il n’y a pas assez d’arguments, le compilateur renvoie aussi une erreur.</text:span></text:p>
        </text:list-item>
        <text:list-item>
          <text:p text:style-name="P81"><text:span text:style-name="T42">Plutôt qu'avoir un constructeur pour chaque cas possible (d'ailleurs, vous n'avez pas traité tous les cas possibles, juste 2D et 3D), vous allez utiliser un variadic-template et du perfect-forwarding pour transférer n'importe quel nombre d'arguments de n'importe quel type directement au constructeur de </text:span><text:span text:style-name="Source_20_Text"><text:span text:style-name="T43">values</text:span></text:span><text:span text:style-name="T42">.</text:span><text:span text:style-name="T39"><text:line-break/></text:span><text:soft-page-break/><text:span text:style-name="T42">Vous conserverez bien entendu le </text:span><text:span text:style-name="Source_20_Text"><text:span text:style-name="T43">static_assert</text:span></text:span><text:span text:style-name="T39"> </text:span><text:span text:style-name="T42">pour vérifier que le nombre d'arguments passés correspond bien à la dimension du </text:span><text:span text:style-name="Source_20_Text"><text:span text:style-name="T43">Point</text:span></text:span><text:span text:style-name="T42">.</text:span><text:span text:style-name="T39"><text:line-break/></text:span><text:span text:style-name="T42">En faisant ça, vous aurez peut-être désormais des problèmes avec la copie des </text:span><text:span text:style-name="Source_20_Text"><text:span text:style-name="T43">Point</text:span></text:span><text:span text:style-name="T42">. Que pouvez-vous faire pour supprimer l'ambiguité ?</text:span></text:p>
          <text:p text:style-name="P87"><text:span text:style-name="T48">Pour supprimer l’ambiguïté, on peut effectuer une assertion statique vérifiant que le nombre de paramètres reçus correspond bien à la dimension donnée pour un Point.</text:span></text:p>
        </text:list-item>
      </text:list>
      <text:p text:style-name="P88"><text:span text:style-name="T48"/></text:p>
      <text:h text:style-name="P15" text:outline-level="1"><text:bookmark-start text:name="__RefHeading___Toc1521_1211025334"/>Problèmes Rencontrés<text:bookmark-end text:name="__RefHeading___Toc1521_1211025334"/></text:h>
      <text:p text:style-name="P82"><text:span text:style-name="T15">J’ai bloqué principalement sur le début du projet, j’ai mis du temps à comprendre le rôle de chaque classes ce qui m’a fait prendre du retard dès le départ. J’ai été obligé de relire chaque classes tranquil</text:span><text:span text:style-name="T16">l</text:span><text:span text:style-name="T15">ement et de bien trouver où était chaque élément.</text:span></text:p>
      <text:p text:style-name="P83"><text:span text:style-name="T17">J’</text:span><text:span text:style-name="T16">ai </text:span><text:span text:style-name="T17">aussi</text:span><text:span text:style-name="T16"> eu du mal à le lancer car le projet ne fonctionnait pas sur mon ordinateur au début.</text:span></text:p>
      <text:p text:style-name="P82"><text:span text:style-name="T15">Ensuite j’ai principalement bloqué sur l</text:span><text:span text:style-name="T16">a création des classes AircraftManager et AircraftFactory</text:span><text:span text:style-name="T15"> d</text:span><text:span text:style-name="T16">ans</text:span><text:span text:style-name="T15"> la Task</text:span><text:span text:style-name="T16"> 1 </text:span><text:span text:style-name="T17">qui était assez longue et compliquée pour ma part</text:span><text:span text:style-name="T16">. Mais aussi sur la compréhension de certaines fonctionnalités comme le template.</text:span></text:p>
      <text:h text:style-name="P13" text:outline-level="1"><text:bookmark-start text:name="__RefHeading___Toc1523_1211025334"/>Avantages/Inconvénients du projet<text:bookmark-end text:name="__RefHeading___Toc1523_1211025334"/></text:h>
      <text:p text:style-name="P82"><text:span text:style-name="T15">Ce projet m’aura permis</text:span><text:span text:style-name="T16">e</text:span><text:span text:style-name="T15"> de </text:span><text:span text:style-name="T17">découvrir</text:span><text:span text:style-name="T15"> l’évolution d’un programme en C++ et également de retravailler l’ensemble des notions aborder dans les cours. </text:span><text:span text:style-name="T17">Reprendre un projet déjà assez complexe a été difficile pour moi surtout pour la compréhension de chaque élément déjà écrit. Faire ce projet à partir de 0 aurait peut-être était plus simple niveau compréhension.</text:span></text:p>
      <text:p text:style-name="P84"><text:span text:style-name="T18">Ce projet m’a également aidé à mieux comprendre l’utilisation des commandes git et du GitHub, notamment les commandes concernant les branches sur lesquelles je n’avais pas beaucoup de notions particulière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Helvetica" svg:font-family="Helvetica, Arial, freesans, sans-serif"/>
    <style:font-face style:name="JetBrains Mono1" svg:font-family="'JetBrains Mono', Consolas, 'Liberation Mono', Menlo, Courier,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ato Medium" svg:font-family="'Lato Medium'" style:font-pitch="variable"/>
    <style:font-face style:name="FreeSerif" svg:font-family="FreeSerif"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Extrémités_20_de_20_flèche_20_1" draw:display-name="Extrémités de flèche 1" svg:viewBox="0 0 20 30" svg:d="M10 0l-10 30h20z"/>
    <draw:stroke-dash draw:name="Long_20_Dash" draw:display-name="Long Dash" draw:style="rect" draw:dots1="1" draw:dots1-length="600%" draw:distance="300%"/>
    <draw:stroke-dash draw:name="Long_20_Dot" draw:display-name="Long Dot" draw:style="rect" draw:dots1="1" draw:dots1-length="100%" draw:dots2="1" draw:dots2-length="1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List_20_1" style:class="text">
      <style:paragraph-properties fo:margin-top="0.247cm" fo:margin-bottom="0.212cm" loext:contextual-spacing="false">
        <style:tab-stops>
          <style:tab-stop style:position="1cm"/>
        </style:tab-stops>
      </style:paragraph-properties>
      <style:text-properties style:font-name="Liberation Serif" fo:font-family="'Liberation Serif'" style:font-family-generic="roman" style:font-pitch="variable" fo:font-size="14pt" fo:font-style="italic" fo:font-weight="normal"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853cm" style:type="center"/>
          <style:tab-stop style:position="17.706cm" style:type="right"/>
        </style:tab-stops>
      </style:paragraph-properties>
    </style:style>
    <style:style style:name="Footer" style:family="paragraph" style:parent-style-name="Header_20_and_20_Footer" style:class="extra">
      <style:paragraph-properties text:number-lines="false" text:line-number="0">
        <style:tab-stops>
          <style:tab-stop style:position="8.853cm" style:type="center"/>
          <style:tab-stop style:position="17.706cm" style:type="right"/>
        </style:tab-stops>
      </style:paragraph-properties>
    </style:style>
    <style:style style:name="Header" style:family="paragraph" style:parent-style-name="Header_20_and_20_Footer" style:class="extra">
      <style:paragraph-properties text:number-lines="false" text:line-number="0">
        <style:tab-stops>
          <style:tab-stop style:position="8.853cm" style:type="center"/>
          <style:tab-stop style:position="17.706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1" style:list-style-name="" style:class="index">
      <style:paragraph-properties fo:margin-left="0cm" fo:margin-right="0cm" fo:text-indent="0cm" style:auto-text-indent="false">
        <style:tab-stops>
          <style:tab-stop style:position="18.38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88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39cm" style:type="right" style:leader-style="dotted" style:leader-text="."/>
        </style:tab-stops>
      </style:paragraph-properties>
    </style:style>
    <style:style style:name="Numbering_20_Symbols" style:display-name="Numbering Symbols" style:family="text">
      <style:text-properties fo:color="#808080" style:font-name="Liberation Serif" fo:font-family="'Liberation Serif'" style:font-family-generic="roman" style:font-pitch="variable" fo:font-size="12pt" fo:font-weight="bold" style:font-size-asian="10.5pt" style:font-weight-asian="bold"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variant="small-caps" officeooo:rsid="00563211" officeooo:paragraph-rsid="00563211"/>
    </style:style>
    <style:style style:name="MP2" style:family="paragraph" style:parent-style-name="Footer">
      <style:text-properties fo:font-variant="small-caps" officeooo:rsid="00563211" officeooo:paragraph-rsid="00563211"/>
    </style:style>
    <style:style style:name="MP3" style:family="paragraph" style:parent-style-name="Footer">
      <style:text-properties officeooo:rsid="00563211" officeooo:paragraph-rsid="00563211"/>
    </style:style>
    <style:page-layout style:name="Mpm1">
      <style:page-layout-properties fo:page-width="21.001cm" fo:page-height="29.7cm" style:num-format="1" style:print-orientation="portrait" fo:margin-top="0.926cm" fo:margin-bottom="0.728cm" fo:margin-left="1.349cm" fo:margin-right="1.26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RAVENDRAN Preanthy<text:tab/>C++<text:tab/>Groupe 2</text:p>
      </style:header>
      <loext:header-first>
        <text:p text:style-name="MP1">RAVENDRAN Preanthy<text:tab/>C++<text:tab/>Groupe 2</text:p>
      </loext:header-first>
      <style:footer>
        <text:p text:style-name="MP2">Université Gustave-Eiffel<text:tab/><text:page-number text:select-page="current">11</text:page-number>/<text:page-count>11</text:page-count><text:tab/><text:date style:data-style-name="N76" text:date-value="2022-04-17T21:17:16.238968628">17 avril 2022</text:date></text:p>
      </style:footer>
      <loext:footer-first>
        <text:p text:style-name="MP3"/>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7T21:41:23.577823690</meta:creation-date>
    <meta:editing-duration>PT4H36M22S</meta:editing-duration>
    <meta:editing-cycles>23</meta:editing-cycles>
    <meta:generator>LibreOffice/6.4.7.2$Linux_X86_64 LibreOffice_project/40$Build-2</meta:generator>
    <dc:date>2022-04-17T21:17:16.142826501</dc:date>
    <meta:document-statistic meta:table-count="0" meta:image-count="0" meta:object-count="0" meta:page-count="11" meta:paragraph-count="188" meta:word-count="2629" meta:character-count="16283" meta:non-whitespace-character-count="13819"/>
  </office:meta>
</office:document-meta>
</file>